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_14-2_chunksize1000" table:style-name="ta1">
        <table:shapes>
          <draw:frame draw:z-index="0" draw:style-name="gr1" draw:text-style-name="P1" svg:width="6.2988in" svg:height="3.5429in" svg:x="0.3362in" svg:y="23.5898in">
            <draw:object draw:notify-on-update-of-ranges="'rawdata_14-2_chunksize1000'.D106:'rawdata_14-2_chunksize1000'.D131 'rawdata_14-2_chunksize1000'.E106:'rawdata_14-2_chunksize1000'.E1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746" calcext:value-type="float">
            <text:p>0.319746</text:p>
          </table:table-cell>
          <table:table-cell office:value-type="float" office:value="0.024228" calcext:value-type="float">
            <text:p>0.024228</text:p>
          </table:table-cell>
          <table:table-cell office:value-type="float" office:value="0.320409" calcext:value-type="float">
            <text:p>0.320409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165147" calcext:value-type="float">
            <text:p>0.165147</text:p>
          </table:table-cell>
          <table:table-cell office:value-type="float" office:value="0.152449" calcext:value-type="float">
            <text:p>0.152449</text:p>
          </table:table-cell>
          <table:table-cell office:value-type="float" office:value="0.320531" calcext:value-type="float">
            <text:p>0.320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294" calcext:value-type="float">
            <text:p>0.31829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318951" calcext:value-type="float">
            <text:p>0.318951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165147" calcext:value-type="float">
            <text:p>0.165147</text:p>
          </table:table-cell>
          <table:table-cell office:value-type="float" office:value="0.151433" calcext:value-type="float">
            <text:p>0.151433</text:p>
          </table:table-cell>
          <table:table-cell office:value-type="float" office:value="0.319075" calcext:value-type="float">
            <text:p>0.319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6202" calcext:value-type="float">
            <text:p>0.276202</text:p>
          </table:table-cell>
          <table:table-cell office:value-type="float" office:value="0.020209" calcext:value-type="float">
            <text:p>0.020209</text:p>
          </table:table-cell>
          <table:table-cell office:value-type="float" office:value="0.276898" calcext:value-type="float">
            <text:p>0.276898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142648" calcext:value-type="float">
            <text:p>0.142648</text:p>
          </table:table-cell>
          <table:table-cell office:value-type="float" office:value="0.131328" calcext:value-type="float">
            <text:p>0.131328</text:p>
          </table:table-cell>
          <table:table-cell office:value-type="float" office:value="0.276971" calcext:value-type="float">
            <text:p>0.276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056" calcext:value-type="float">
            <text:p>0.319056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319733" calcext:value-type="float">
            <text:p>0.319733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165352" calcext:value-type="float">
            <text:p>0.165352</text:p>
          </table:table-cell>
          <table:table-cell office:value-type="float" office:value="0.152031" calcext:value-type="float">
            <text:p>0.152031</text:p>
          </table:table-cell>
          <table:table-cell office:value-type="float" office:value="0.319808" calcext:value-type="float">
            <text:p>0.319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02" calcext:value-type="float">
            <text:p>0.355102</text:p>
          </table:table-cell>
          <table:table-cell office:value-type="float" office:value="0.038294" calcext:value-type="float">
            <text:p>0.038294</text:p>
          </table:table-cell>
          <table:table-cell office:value-type="float" office:value="0.355774" calcext:value-type="float">
            <text:p>0.355774</text:p>
          </table:table-cell>
          <table:table-cell office:value-type="float" office:value="0.024078" calcext:value-type="float">
            <text:p>0.024078</text:p>
          </table:table-cell>
          <table:table-cell office:value-type="float" office:value="0.179909" calcext:value-type="float">
            <text:p>0.179909</text:p>
          </table:table-cell>
          <table:table-cell office:value-type="float" office:value="0.151303" calcext:value-type="float">
            <text:p>0.151303</text:p>
          </table:table-cell>
          <table:table-cell office:value-type="float" office:value="0.3559" calcext:value-type="float">
            <text:p>0.35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14" calcext:value-type="float">
            <text:p>0.31914</text:p>
          </table:table-cell>
          <table:table-cell office:value-type="float" office:value="0.023908" calcext:value-type="float">
            <text:p>0.023908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.164991" calcext:value-type="float">
            <text:p>0.164991</text:p>
          </table:table-cell>
          <table:table-cell office:value-type="float" office:value="0.151891" calcext:value-type="float">
            <text:p>0.151891</text:p>
          </table:table-cell>
          <table:table-cell office:value-type="float" office:value="0.319874" calcext:value-type="float">
            <text:p>0.319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372" calcext:value-type="float">
            <text:p>0.318372</text:p>
          </table:table-cell>
          <table:table-cell office:value-type="float" office:value="0.024203" calcext:value-type="float">
            <text:p>0.024203</text:p>
          </table:table-cell>
          <table:table-cell office:value-type="float" office:value="0.319035" calcext:value-type="float">
            <text:p>0.319035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165122" calcext:value-type="float">
            <text:p>0.165122</text:p>
          </table:table-cell>
          <table:table-cell office:value-type="float" office:value="0.151553" calcext:value-type="float">
            <text:p>0.151553</text:p>
          </table:table-cell>
          <table:table-cell office:value-type="float" office:value="0.319107" calcext:value-type="float">
            <text:p>0.319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955" calcext:value-type="float">
            <text:p>0.320955</text:p>
          </table:table-cell>
          <table:table-cell office:value-type="float" office:value="0.025836" calcext:value-type="float">
            <text:p>0.025836</text:p>
          </table:table-cell>
          <table:table-cell office:value-type="float" office:value="0.321614" calcext:value-type="float">
            <text:p>0.321614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166315" calcext:value-type="float">
            <text:p>0.166315</text:p>
          </table:table-cell>
          <table:table-cell office:value-type="float" office:value="0.152207" calcext:value-type="float">
            <text:p>0.152207</text:p>
          </table:table-cell>
          <table:table-cell office:value-type="float" office:value="0.321689" calcext:value-type="float">
            <text:p>0.321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869" calcext:value-type="float">
            <text:p>0.319869</text:p>
          </table:table-cell>
          <table:table-cell office:value-type="float" office:value="0.024553" calcext:value-type="float">
            <text:p>0.024553</text:p>
          </table:table-cell>
          <table:table-cell office:value-type="float" office:value="0.320529" calcext:value-type="float">
            <text:p>0.320529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.165366" calcext:value-type="float">
            <text:p>0.165366</text:p>
          </table:table-cell>
          <table:table-cell office:value-type="float" office:value="0.151921" calcext:value-type="float">
            <text:p>0.151921</text:p>
          </table:table-cell>
          <table:table-cell office:value-type="float" office:value="0.320651" calcext:value-type="float">
            <text:p>0.320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486" calcext:value-type="float">
            <text:p>0.319486</text:p>
          </table:table-cell>
          <table:table-cell office:value-type="float" office:value="0.024237" calcext:value-type="float">
            <text:p>0.024237</text:p>
          </table:table-cell>
          <table:table-cell office:value-type="float" office:value="0.320147" calcext:value-type="float">
            <text:p>0.320147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165118" calcext:value-type="float">
            <text:p>0.165118</text:p>
          </table:table-cell>
          <table:table-cell office:value-type="float" office:value="0.152268" calcext:value-type="float">
            <text:p>0.152268</text:p>
          </table:table-cell>
          <table:table-cell office:value-type="float" office:value="0.320273" calcext:value-type="float">
            <text:p>0.320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778" calcext:value-type="float">
            <text:p>0.319778</text:p>
          </table:table-cell>
          <table:table-cell office:value-type="float" office:value="0.023782" calcext:value-type="float">
            <text:p>0.023782</text:p>
          </table:table-cell>
          <table:table-cell office:value-type="float" office:value="0.32044" calcext:value-type="float">
            <text:p>0.32044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165699" calcext:value-type="float">
            <text:p>0.165699</text:p>
          </table:table-cell>
          <table:table-cell office:value-type="float" office:value="0.152238" calcext:value-type="float">
            <text:p>0.152238</text:p>
          </table:table-cell>
          <table:table-cell office:value-type="float" office:value="0.32056" calcext:value-type="float">
            <text:p>0.32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792" calcext:value-type="float">
            <text:p>0.319792</text:p>
          </table:table-cell>
          <table:table-cell office:value-type="float" office:value="0.026053" calcext:value-type="float">
            <text:p>0.026053</text:p>
          </table:table-cell>
          <table:table-cell office:value-type="float" office:value="0.320453" calcext:value-type="float">
            <text:p>0.320453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.166046" calcext:value-type="float">
            <text:p>0.166046</text:p>
          </table:table-cell>
          <table:table-cell office:value-type="float" office:value="0.152372" calcext:value-type="float">
            <text:p>0.152372</text:p>
          </table:table-cell>
          <table:table-cell office:value-type="float" office:value="0.320577" calcext:value-type="float">
            <text:p>0.320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278" calcext:value-type="float">
            <text:p>0.318278</text:p>
          </table:table-cell>
          <table:table-cell office:value-type="float" office:value="0.024089" calcext:value-type="float">
            <text:p>0.024089</text:p>
          </table:table-cell>
          <table:table-cell office:value-type="float" office:value="0.318941" calcext:value-type="float">
            <text:p>0.318941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165215" calcext:value-type="float">
            <text:p>0.165215</text:p>
          </table:table-cell>
          <table:table-cell office:value-type="float" office:value="0.151595" calcext:value-type="float">
            <text:p>0.151595</text:p>
          </table:table-cell>
          <table:table-cell office:value-type="float" office:value="0.319061" calcext:value-type="float">
            <text:p>0.319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493" calcext:value-type="float">
            <text:p>0.319493</text:p>
          </table:table-cell>
          <table:table-cell office:value-type="float" office:value="0.023086" calcext:value-type="float">
            <text:p>0.023086</text:p>
          </table:table-cell>
          <table:table-cell office:value-type="float" office:value="0.320165" calcext:value-type="float">
            <text:p>0.320165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165556" calcext:value-type="float">
            <text:p>0.165556</text:p>
          </table:table-cell>
          <table:table-cell office:value-type="float" office:value="0.152143" calcext:value-type="float">
            <text:p>0.152143</text:p>
          </table:table-cell>
          <table:table-cell office:value-type="float" office:value="0.32029" calcext:value-type="float">
            <text:p>0.32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6108" calcext:value-type="float">
            <text:p>0.266108</text:p>
          </table:table-cell>
          <table:table-cell office:value-type="float" office:value="0.018658" calcext:value-type="float">
            <text:p>0.018658</text:p>
          </table:table-cell>
          <table:table-cell office:value-type="float" office:value="0.266775" calcext:value-type="float">
            <text:p>0.266775</text:p>
          </table:table-cell>
          <table:table-cell office:value-type="float" office:value="0.030622" calcext:value-type="float">
            <text:p>0.030622</text:p>
          </table:table-cell>
          <table:table-cell office:value-type="float" office:value="0.123171" calcext:value-type="float">
            <text:p>0.123171</text:p>
          </table:table-cell>
          <table:table-cell office:value-type="float" office:value="0.112566" calcext:value-type="float">
            <text:p>0.112566</text:p>
          </table:table-cell>
          <table:table-cell office:value-type="float" office:value="0.26689" calcext:value-type="float">
            <text:p>0.26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345" calcext:value-type="float">
            <text:p>0.318345</text:p>
          </table:table-cell>
          <table:table-cell office:value-type="float" office:value="0.023534" calcext:value-type="float">
            <text:p>0.023534</text:p>
          </table:table-cell>
          <table:table-cell office:value-type="float" office:value="0.319013" calcext:value-type="float">
            <text:p>0.31901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164773" calcext:value-type="float">
            <text:p>0.164773</text:p>
          </table:table-cell>
          <table:table-cell office:value-type="float" office:value="0.151829" calcext:value-type="float">
            <text:p>0.151829</text:p>
          </table:table-cell>
          <table:table-cell office:value-type="float" office:value="0.319137" calcext:value-type="float">
            <text:p>0.319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633" calcext:value-type="float">
            <text:p>0.319633</text:p>
          </table:table-cell>
          <table:table-cell office:value-type="float" office:value="0.025393" calcext:value-type="float">
            <text:p>0.025393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165266" calcext:value-type="float">
            <text:p>0.165266</text:p>
          </table:table-cell>
          <table:table-cell office:value-type="float" office:value="0.153222" calcext:value-type="float">
            <text:p>0.153222</text:p>
          </table:table-cell>
          <table:table-cell office:value-type="float" office:value="0.320415" calcext:value-type="float">
            <text:p>0.320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5413" calcext:value-type="float">
            <text:p>0.305413</text:p>
          </table:table-cell>
          <table:table-cell office:value-type="float" office:value="0.022671" calcext:value-type="float">
            <text:p>0.022671</text:p>
          </table:table-cell>
          <table:table-cell office:value-type="float" office:value="0.306076" calcext:value-type="float">
            <text:p>0.306076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157775" calcext:value-type="float">
            <text:p>0.157775</text:p>
          </table:table-cell>
          <table:table-cell office:value-type="float" office:value="0.145363" calcext:value-type="float">
            <text:p>0.145363</text:p>
          </table:table-cell>
          <table:table-cell office:value-type="float" office:value="0.306205" calcext:value-type="float">
            <text:p>0.306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2368" calcext:value-type="float">
            <text:p>0.332368</text:p>
          </table:table-cell>
          <table:table-cell office:value-type="float" office:value="0.038577" calcext:value-type="float">
            <text:p>0.038577</text:p>
          </table:table-cell>
          <table:table-cell office:value-type="float" office:value="0.333031" calcext:value-type="float">
            <text:p>0.333031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165787" calcext:value-type="float">
            <text:p>0.165787</text:p>
          </table:table-cell>
          <table:table-cell office:value-type="float" office:value="0.151878" calcext:value-type="float">
            <text:p>0.151878</text:p>
          </table:table-cell>
          <table:table-cell office:value-type="float" office:value="0.333153" calcext:value-type="float">
            <text:p>0.333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8485" calcext:value-type="float">
            <text:p>0.348485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0.349148" calcext:value-type="float">
            <text:p>0.349148</text:p>
          </table:table-cell>
          <table:table-cell office:value-type="float" office:value="0.031256" calcext:value-type="float">
            <text:p>0.031256</text:p>
          </table:table-cell>
          <table:table-cell office:value-type="float" office:value="0.165113" calcext:value-type="float">
            <text:p>0.165113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349276" calcext:value-type="float">
            <text:p>0.349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105" calcext:value-type="float">
            <text:p>0.320105</text:p>
          </table:table-cell>
          <table:table-cell office:value-type="float" office:value="0.023922" calcext:value-type="float">
            <text:p>0.023922</text:p>
          </table:table-cell>
          <table:table-cell office:value-type="float" office:value="0.32077" calcext:value-type="float">
            <text:p>0.32077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165317" calcext:value-type="float">
            <text:p>0.165317</text:p>
          </table:table-cell>
          <table:table-cell office:value-type="float" office:value="0.151303" calcext:value-type="float">
            <text:p>0.151303</text:p>
          </table:table-cell>
          <table:table-cell office:value-type="float" office:value="0.32091" calcext:value-type="float">
            <text:p>0.320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2291" calcext:value-type="float">
            <text:p>0.322291</text:p>
          </table:table-cell>
          <table:table-cell office:value-type="float" office:value="0.024955" calcext:value-type="float">
            <text:p>0.024955</text:p>
          </table:table-cell>
          <table:table-cell office:value-type="float" office:value="0.322956" calcext:value-type="float">
            <text:p>0.322956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166451" calcext:value-type="float">
            <text:p>0.166451</text:p>
          </table:table-cell>
          <table:table-cell office:value-type="float" office:value="0.151759" calcext:value-type="float">
            <text:p>0.151759</text:p>
          </table:table-cell>
          <table:table-cell office:value-type="float" office:value="0.323079" calcext:value-type="float">
            <text:p>0.323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726" calcext:value-type="float">
            <text:p>0.319726</text:p>
          </table:table-cell>
          <table:table-cell office:value-type="float" office:value="0.023885" calcext:value-type="float">
            <text:p>0.023885</text:p>
          </table:table-cell>
          <table:table-cell office:value-type="float" office:value="0.320387" calcext:value-type="float">
            <text:p>0.320387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165457" calcext:value-type="float">
            <text:p>0.165457</text:p>
          </table:table-cell>
          <table:table-cell office:value-type="float" office:value="0.152212" calcext:value-type="float">
            <text:p>0.152212</text:p>
          </table:table-cell>
          <table:table-cell office:value-type="float" office:value="0.320457" calcext:value-type="float">
            <text:p>0.3204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038925" calcext:value-type="float">
            <text:p>0.038925</text:p>
          </table:table-cell>
          <table:table-cell office:value-type="float" office:value="0.351488" calcext:value-type="float">
            <text:p>0.351488</text:p>
          </table:table-cell>
          <table:table-cell office:value-type="float" office:value="0.019789" calcext:value-type="float">
            <text:p>0.019789</text:p>
          </table:table-cell>
          <table:table-cell office:value-type="float" office:value="0.180043" calcext:value-type="float">
            <text:p>0.180043</text:p>
          </table:table-cell>
          <table:table-cell office:value-type="float" office:value="0.151124" calcext:value-type="float">
            <text:p>0.151124</text:p>
          </table:table-cell>
          <table:table-cell office:value-type="float" office:value="0.351605" calcext:value-type="float">
            <text:p>0.351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6911" calcext:value-type="float">
            <text:p>0.366911</text:p>
          </table:table-cell>
          <table:table-cell office:value-type="float" office:value="0.043032" calcext:value-type="float">
            <text:p>0.043032</text:p>
          </table:table-cell>
          <table:table-cell office:value-type="float" office:value="0.367572" calcext:value-type="float">
            <text:p>0.367572</text:p>
          </table:table-cell>
          <table:table-cell office:value-type="float" office:value="0.031454" calcext:value-type="float">
            <text:p>0.031454</text:p>
          </table:table-cell>
          <table:table-cell office:value-type="float" office:value="0.181701" calcext:value-type="float">
            <text:p>0.181701</text:p>
          </table:table-cell>
          <table:table-cell office:value-type="float" office:value="0.15383" calcext:value-type="float">
            <text:p>0.15383</text:p>
          </table:table-cell>
          <table:table-cell office:value-type="float" office:value="0.36772" calcext:value-type="float">
            <text:p>0.36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2183" calcext:value-type="float">
            <text:p>0.362183</text:p>
          </table:table-cell>
          <table:table-cell office:value-type="float" office:value="0.03782" calcext:value-type="float">
            <text:p>0.03782</text:p>
          </table:table-cell>
          <table:table-cell office:value-type="float" office:value="0.36285" calcext:value-type="float">
            <text:p>0.36285</text:p>
          </table:table-cell>
          <table:table-cell office:value-type="float" office:value="0.029849" calcext:value-type="float">
            <text:p>0.029849</text:p>
          </table:table-cell>
          <table:table-cell office:value-type="float" office:value="0.179871" calcext:value-type="float">
            <text:p>0.179871</text:p>
          </table:table-cell>
          <table:table-cell office:value-type="float" office:value="0.15257" calcext:value-type="float">
            <text:p>0.15257</text:p>
          </table:table-cell>
          <table:table-cell office:value-type="float" office:value="0.362965" calcext:value-type="float">
            <text:p>0.362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3106" calcext:value-type="float">
            <text:p>0.323106</text:p>
          </table:table-cell>
          <table:table-cell office:value-type="float" office:value="0.024232" calcext:value-type="float">
            <text:p>0.024232</text:p>
          </table:table-cell>
          <table:table-cell office:value-type="float" office:value="0.323763" calcext:value-type="float">
            <text:p>0.3237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165084" calcext:value-type="float">
            <text:p>0.165084</text:p>
          </table:table-cell>
          <table:table-cell office:value-type="float" office:value="0.151973" calcext:value-type="float">
            <text:p>0.151973</text:p>
          </table:table-cell>
          <table:table-cell office:value-type="float" office:value="0.323882" calcext:value-type="float">
            <text:p>0.323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077" calcext:value-type="float">
            <text:p>0.320077</text:p>
          </table:table-cell>
          <table:table-cell office:value-type="float" office:value="0.023808" calcext:value-type="float">
            <text:p>0.023808</text:p>
          </table:table-cell>
          <table:table-cell office:value-type="float" office:value="0.320738" calcext:value-type="float">
            <text:p>0.320738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165255" calcext:value-type="float">
            <text:p>0.165255</text:p>
          </table:table-cell>
          <table:table-cell office:value-type="float" office:value="0.151999" calcext:value-type="float">
            <text:p>0.151999</text:p>
          </table:table-cell>
          <table:table-cell office:value-type="float" office:value="0.320857" calcext:value-type="float">
            <text:p>0.320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9177" calcext:value-type="float">
            <text:p>0.349177</text:p>
          </table:table-cell>
          <table:table-cell office:value-type="float" office:value="0.023984" calcext:value-type="float">
            <text:p>0.023984</text:p>
          </table:table-cell>
          <table:table-cell office:value-type="float" office:value="0.349838" calcext:value-type="float">
            <text:p>0.349838</text:p>
          </table:table-cell>
          <table:table-cell office:value-type="float" office:value="0.032307" calcext:value-type="float">
            <text:p>0.032307</text:p>
          </table:table-cell>
          <table:table-cell office:value-type="float" office:value="0.165429" calcext:value-type="float">
            <text:p>0.165429</text:p>
          </table:table-cell>
          <table:table-cell office:value-type="float" office:value="0.151577" calcext:value-type="float">
            <text:p>0.151577</text:p>
          </table:table-cell>
          <table:table-cell office:value-type="float" office:value="0.349955" calcext:value-type="float">
            <text:p>0.349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8154" calcext:value-type="float">
            <text:p>0.308154</text:p>
          </table:table-cell>
          <table:table-cell office:value-type="float" office:value="0.023162" calcext:value-type="float">
            <text:p>0.023162</text:p>
          </table:table-cell>
          <table:table-cell office:value-type="float" office:value="0.308814" calcext:value-type="float">
            <text:p>0.308814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.159136" calcext:value-type="float">
            <text:p>0.159136</text:p>
          </table:table-cell>
          <table:table-cell office:value-type="float" office:value="0.14658" calcext:value-type="float">
            <text:p>0.14658</text:p>
          </table:table-cell>
          <table:table-cell office:value-type="float" office:value="0.308935" calcext:value-type="float">
            <text:p>0.308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08" calcext:value-type="float">
            <text:p>0.31808</text:p>
          </table:table-cell>
          <table:table-cell office:value-type="float" office:value="0.023132" calcext:value-type="float">
            <text:p>0.023132</text:p>
          </table:table-cell>
          <table:table-cell office:value-type="float" office:value="0.318743" calcext:value-type="float">
            <text:p>0.318743</text:p>
          </table:table-cell>
          <table:table-cell office:value-type="float" office:value="0.001901" calcext:value-type="float">
            <text:p>0.001901</text:p>
          </table:table-cell>
          <table:table-cell office:value-type="float" office:value="0.16486" calcext:value-type="float">
            <text:p>0.16486</text:p>
          </table:table-cell>
          <table:table-cell office:value-type="float" office:value="0.151376" calcext:value-type="float">
            <text:p>0.151376</text:p>
          </table:table-cell>
          <table:table-cell office:value-type="float" office:value="0.318864" calcext:value-type="float">
            <text:p>0.318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962" calcext:value-type="float">
            <text:p>0.318962</text:p>
          </table:table-cell>
          <table:table-cell office:value-type="float" office:value="0.024292" calcext:value-type="float">
            <text:p>0.024292</text:p>
          </table:table-cell>
          <table:table-cell office:value-type="float" office:value="0.319623" calcext:value-type="float">
            <text:p>0.319623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165317" calcext:value-type="float">
            <text:p>0.165317</text:p>
          </table:table-cell>
          <table:table-cell office:value-type="float" office:value="0.151484" calcext:value-type="float">
            <text:p>0.151484</text:p>
          </table:table-cell>
          <table:table-cell office:value-type="float" office:value="0.319742" calcext:value-type="float">
            <text:p>0.319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0.022855" calcext:value-type="float">
            <text:p>0.022855</text:p>
          </table:table-cell>
          <table:table-cell office:value-type="float" office:value="0.319251" calcext:value-type="float">
            <text:p>0.319251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.164937" calcext:value-type="float">
            <text:p>0.164937</text:p>
          </table:table-cell>
          <table:table-cell office:value-type="float" office:value="0.151414" calcext:value-type="float">
            <text:p>0.151414</text:p>
          </table:table-cell>
          <table:table-cell office:value-type="float" office:value="0.319375" calcext:value-type="float">
            <text:p>0.31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815" calcext:value-type="float">
            <text:p>0.319815</text:p>
          </table:table-cell>
          <table:table-cell office:value-type="float" office:value="0.023926" calcext:value-type="float">
            <text:p>0.023926</text:p>
          </table:table-cell>
          <table:table-cell office:value-type="float" office:value="0.320476" calcext:value-type="float">
            <text:p>0.320476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165688" calcext:value-type="float">
            <text:p>0.165688</text:p>
          </table:table-cell>
          <table:table-cell office:value-type="float" office:value="0.15166" calcext:value-type="float">
            <text:p>0.15166</text:p>
          </table:table-cell>
          <table:table-cell office:value-type="float" office:value="0.320597" calcext:value-type="float">
            <text:p>0.320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903" calcext:value-type="float">
            <text:p>0.319903</text:p>
          </table:table-cell>
          <table:table-cell office:value-type="float" office:value="0.024401" calcext:value-type="float">
            <text:p>0.024401</text:p>
          </table:table-cell>
          <table:table-cell office:value-type="float" office:value="0.320564" calcext:value-type="float">
            <text:p>0.320564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0.165519" calcext:value-type="float">
            <text:p>0.165519</text:p>
          </table:table-cell>
          <table:table-cell office:value-type="float" office:value="0.151818" calcext:value-type="float">
            <text:p>0.151818</text:p>
          </table:table-cell>
          <table:table-cell office:value-type="float" office:value="0.32069" calcext:value-type="float">
            <text:p>0.320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848" calcext:value-type="float">
            <text:p>0.318848</text:p>
          </table:table-cell>
          <table:table-cell office:value-type="float" office:value="0.023939" calcext:value-type="float">
            <text:p>0.023939</text:p>
          </table:table-cell>
          <table:table-cell office:value-type="float" office:value="0.31952" calcext:value-type="float">
            <text:p>0.31952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165356" calcext:value-type="float">
            <text:p>0.165356</text:p>
          </table:table-cell>
          <table:table-cell office:value-type="float" office:value="0.151195" calcext:value-type="float">
            <text:p>0.151195</text:p>
          </table:table-cell>
          <table:table-cell office:value-type="float" office:value="0.319649" calcext:value-type="float">
            <text:p>0.319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668" calcext:value-type="float">
            <text:p>0.320668</text:p>
          </table:table-cell>
          <table:table-cell office:value-type="float" office:value="0.024793" calcext:value-type="float">
            <text:p>0.024793</text:p>
          </table:table-cell>
          <table:table-cell office:value-type="float" office:value="0.321327" calcext:value-type="float">
            <text:p>0.321327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.165761" calcext:value-type="float">
            <text:p>0.165761</text:p>
          </table:table-cell>
          <table:table-cell office:value-type="float" office:value="0.15274" calcext:value-type="float">
            <text:p>0.15274</text:p>
          </table:table-cell>
          <table:table-cell office:value-type="float" office:value="0.321447" calcext:value-type="float">
            <text:p>0.321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92" calcext:value-type="float">
            <text:p>0.393192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393854" calcext:value-type="float">
            <text:p>0.393854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196165" calcext:value-type="float">
            <text:p>0.196165</text:p>
          </table:table-cell>
          <table:table-cell office:value-type="float" office:value="0.151306" calcext:value-type="float">
            <text:p>0.151306</text:p>
          </table:table-cell>
          <table:table-cell office:value-type="float" office:value="0.393925" calcext:value-type="float">
            <text:p>0.3939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222" calcext:value-type="float">
            <text:p>0.320222</text:p>
          </table:table-cell>
          <table:table-cell office:value-type="float" office:value="0.023844" calcext:value-type="float">
            <text:p>0.023844</text:p>
          </table:table-cell>
          <table:table-cell office:value-type="float" office:value="0.320884" calcext:value-type="float">
            <text:p>0.320884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165219" calcext:value-type="float">
            <text:p>0.165219</text:p>
          </table:table-cell>
          <table:table-cell office:value-type="float" office:value="0.152168" calcext:value-type="float">
            <text:p>0.152168</text:p>
          </table:table-cell>
          <table:table-cell office:value-type="float" office:value="0.321001" calcext:value-type="float">
            <text:p>0.321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2212" calcext:value-type="float">
            <text:p>0.322212</text:p>
          </table:table-cell>
          <table:table-cell office:value-type="float" office:value="0.023329" calcext:value-type="float">
            <text:p>0.023329</text:p>
          </table:table-cell>
          <table:table-cell office:value-type="float" office:value="0.322869" calcext:value-type="float">
            <text:p>0.322869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64759" calcext:value-type="float">
            <text:p>0.164759</text:p>
          </table:table-cell>
          <table:table-cell office:value-type="float" office:value="0.150964" calcext:value-type="float">
            <text:p>0.150964</text:p>
          </table:table-cell>
          <table:table-cell office:value-type="float" office:value="0.322991" calcext:value-type="float">
            <text:p>0.322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577" calcext:value-type="float">
            <text:p>0.319577</text:p>
          </table:table-cell>
          <table:table-cell office:value-type="float" office:value="0.022686" calcext:value-type="float">
            <text:p>0.022686</text:p>
          </table:table-cell>
          <table:table-cell office:value-type="float" office:value="0.320236" calcext:value-type="float">
            <text:p>0.320236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165138" calcext:value-type="float">
            <text:p>0.165138</text:p>
          </table:table-cell>
          <table:table-cell office:value-type="float" office:value="0.152338" calcext:value-type="float">
            <text:p>0.152338</text:p>
          </table:table-cell>
          <table:table-cell office:value-type="float" office:value="0.320387" calcext:value-type="float">
            <text:p>0.320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7179" calcext:value-type="float">
            <text:p>0.337179</text:p>
          </table:table-cell>
          <table:table-cell office:value-type="float" office:value="0.024299" calcext:value-type="float">
            <text:p>0.024299</text:p>
          </table:table-cell>
          <table:table-cell office:value-type="float" office:value="0.33784" calcext:value-type="float">
            <text:p>0.33784</text:p>
          </table:table-cell>
          <table:table-cell office:value-type="float" office:value="0.019849" calcext:value-type="float">
            <text:p>0.019849</text:p>
          </table:table-cell>
          <table:table-cell office:value-type="float" office:value="0.164913" calcext:value-type="float">
            <text:p>0.164913</text:p>
          </table:table-cell>
          <table:table-cell office:value-type="float" office:value="0.152515" calcext:value-type="float">
            <text:p>0.152515</text:p>
          </table:table-cell>
          <table:table-cell office:value-type="float" office:value="0.337967" calcext:value-type="float">
            <text:p>0.337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0028" calcext:value-type="float">
            <text:p>0.260028</text:p>
          </table:table-cell>
          <table:table-cell office:value-type="float" office:value="0.019624" calcext:value-type="float">
            <text:p>0.019624</text:p>
          </table:table-cell>
          <table:table-cell office:value-type="float" office:value="0.260696" calcext:value-type="float">
            <text:p>0.260696</text:p>
          </table:table-cell>
          <table:table-cell office:value-type="float" office:value="0.009657" calcext:value-type="float">
            <text:p>0.009657</text:p>
          </table:table-cell>
          <table:table-cell office:value-type="float" office:value="0.130723" calcext:value-type="float">
            <text:p>0.130723</text:p>
          </table:table-cell>
          <table:table-cell office:value-type="float" office:value="0.119827" calcext:value-type="float">
            <text:p>0.119827</text:p>
          </table:table-cell>
          <table:table-cell office:value-type="float" office:value="0.260771" calcext:value-type="float">
            <text:p>0.260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043" calcext:value-type="float">
            <text:p>0.319043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319704" calcext:value-type="float">
            <text:p>0.319704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165527" calcext:value-type="float">
            <text:p>0.165527</text:p>
          </table:table-cell>
          <table:table-cell office:value-type="float" office:value="0.151765" calcext:value-type="float">
            <text:p>0.151765</text:p>
          </table:table-cell>
          <table:table-cell office:value-type="float" office:value="0.319825" calcext:value-type="float">
            <text:p>0.319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802" calcext:value-type="float">
            <text:p>0.320802</text:p>
          </table:table-cell>
          <table:table-cell office:value-type="float" office:value="0.024639" calcext:value-type="float">
            <text:p>0.024639</text:p>
          </table:table-cell>
          <table:table-cell office:value-type="float" office:value="0.321462" calcext:value-type="float">
            <text:p>0.321462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.16544" calcext:value-type="float">
            <text:p>0.16544</text:p>
          </table:table-cell>
          <table:table-cell office:value-type="float" office:value="0.151811" calcext:value-type="float">
            <text:p>0.151811</text:p>
          </table:table-cell>
          <table:table-cell office:value-type="float" office:value="0.32158" calcext:value-type="float">
            <text:p>0.32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7456" calcext:value-type="float">
            <text:p>0.317456</text:p>
          </table:table-cell>
          <table:table-cell office:value-type="float" office:value="0.023564" calcext:value-type="float">
            <text:p>0.023564</text:p>
          </table:table-cell>
          <table:table-cell office:value-type="float" office:value="0.318115" calcext:value-type="float">
            <text:p>0.318115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0.16199" calcext:value-type="float">
            <text:p>0.16199</text:p>
          </table:table-cell>
          <table:table-cell office:value-type="float" office:value="0.148702" calcext:value-type="float">
            <text:p>0.148702</text:p>
          </table:table-cell>
          <table:table-cell office:value-type="float" office:value="0.318239" calcext:value-type="float">
            <text:p>0.318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973" calcext:value-type="float">
            <text:p>0.319973</text:p>
          </table:table-cell>
          <table:table-cell office:value-type="float" office:value="0.025481" calcext:value-type="float">
            <text:p>0.025481</text:p>
          </table:table-cell>
          <table:table-cell office:value-type="float" office:value="0.320635" calcext:value-type="float">
            <text:p>0.320635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166385" calcext:value-type="float">
            <text:p>0.166385</text:p>
          </table:table-cell>
          <table:table-cell office:value-type="float" office:value="0.151762" calcext:value-type="float">
            <text:p>0.151762</text:p>
          </table:table-cell>
          <table:table-cell office:value-type="float" office:value="0.320753" calcext:value-type="float">
            <text:p>0.3207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6014" calcext:value-type="float">
            <text:p>0.246014</text:p>
          </table:table-cell>
          <table:table-cell office:value-type="float" office:value="0.018458" calcext:value-type="float">
            <text:p>0.018458</text:p>
          </table:table-cell>
          <table:table-cell office:value-type="float" office:value="0.246678" calcext:value-type="float">
            <text:p>0.246678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127195" calcext:value-type="float">
            <text:p>0.127195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246804" calcext:value-type="float">
            <text:p>0.246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51" calcext:value-type="float">
            <text:p>0.31951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320174" calcext:value-type="float">
            <text:p>0.32017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165296" calcext:value-type="float">
            <text:p>0.165296</text:p>
          </table:table-cell>
          <table:table-cell office:value-type="float" office:value="0.152325" calcext:value-type="float">
            <text:p>0.152325</text:p>
          </table:table-cell>
          <table:table-cell office:value-type="float" office:value="0.320293" calcext:value-type="float">
            <text:p>0.3202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8328" calcext:value-type="float">
            <text:p>0.348328</text:p>
          </table:table-cell>
          <table:table-cell office:value-type="float" office:value="0.023894" calcext:value-type="float">
            <text:p>0.023894</text:p>
          </table:table-cell>
          <table:table-cell office:value-type="float" office:value="0.348987" calcext:value-type="float">
            <text:p>0.348987</text:p>
          </table:table-cell>
          <table:table-cell office:value-type="float" office:value="0.031901" calcext:value-type="float">
            <text:p>0.031901</text:p>
          </table:table-cell>
          <table:table-cell office:value-type="float" office:value="0.165099" calcext:value-type="float">
            <text:p>0.165099</text:p>
          </table:table-cell>
          <table:table-cell office:value-type="float" office:value="0.151468" calcext:value-type="float">
            <text:p>0.151468</text:p>
          </table:table-cell>
          <table:table-cell office:value-type="float" office:value="0.349102" calcext:value-type="float">
            <text:p>0.349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289" calcext:value-type="float">
            <text:p>0.33289</text:p>
          </table:table-cell>
          <table:table-cell office:value-type="float" office:value="0.038719" calcext:value-type="float">
            <text:p>0.038719</text:p>
          </table:table-cell>
          <table:table-cell office:value-type="float" office:value="0.333552" calcext:value-type="float">
            <text:p>0.33355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164928" calcext:value-type="float">
            <text:p>0.164928</text:p>
          </table:table-cell>
          <table:table-cell office:value-type="float" office:value="0.153801" calcext:value-type="float">
            <text:p>0.153801</text:p>
          </table:table-cell>
          <table:table-cell office:value-type="float" office:value="0.333675" calcext:value-type="float">
            <text:p>0.333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416" calcext:value-type="float">
            <text:p>0.319416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320076" calcext:value-type="float">
            <text:p>0.3200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51817" calcext:value-type="float">
            <text:p>0.151817</text:p>
          </table:table-cell>
          <table:table-cell office:value-type="float" office:value="0.320191" calcext:value-type="float">
            <text:p>0.3201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7459" calcext:value-type="float">
            <text:p>0.337459</text:p>
          </table:table-cell>
          <table:table-cell office:value-type="float" office:value="0.025007" calcext:value-type="float">
            <text:p>0.025007</text:p>
          </table:table-cell>
          <table:table-cell office:value-type="float" office:value="0.338137" calcext:value-type="float">
            <text:p>0.338137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0.166273" calcext:value-type="float">
            <text:p>0.166273</text:p>
          </table:table-cell>
          <table:table-cell office:value-type="float" office:value="0.152314" calcext:value-type="float">
            <text:p>0.152314</text:p>
          </table:table-cell>
          <table:table-cell office:value-type="float" office:value="0.338262" calcext:value-type="float">
            <text:p>0.338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328" calcext:value-type="float">
            <text:p>0.319328</text:p>
          </table:table-cell>
          <table:table-cell office:value-type="float" office:value="0.024698" calcext:value-type="float">
            <text:p>0.024698</text:p>
          </table:table-cell>
          <table:table-cell office:value-type="float" office:value="0.320006" calcext:value-type="float">
            <text:p>0.320006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165214" calcext:value-type="float">
            <text:p>0.165214</text:p>
          </table:table-cell>
          <table:table-cell office:value-type="float" office:value="0.151826" calcext:value-type="float">
            <text:p>0.151826</text:p>
          </table:table-cell>
          <table:table-cell office:value-type="float" office:value="0.320137" calcext:value-type="float">
            <text:p>0.320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1249" calcext:value-type="float">
            <text:p>0.321249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165974" calcext:value-type="float">
            <text:p>0.165974</text:p>
          </table:table-cell>
          <table:table-cell office:value-type="float" office:value="0.152772" calcext:value-type="float">
            <text:p>0.152772</text:p>
          </table:table-cell>
          <table:table-cell office:value-type="float" office:value="0.321981" calcext:value-type="float">
            <text:p>0.321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3457" calcext:value-type="float">
            <text:p>0.323457</text:p>
          </table:table-cell>
          <table:table-cell office:value-type="float" office:value="0.024587" calcext:value-type="float">
            <text:p>0.024587</text:p>
          </table:table-cell>
          <table:table-cell office:value-type="float" office:value="0.324119" calcext:value-type="float">
            <text:p>0.324119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165241" calcext:value-type="float">
            <text:p>0.165241</text:p>
          </table:table-cell>
          <table:table-cell office:value-type="float" office:value="0.15159" calcext:value-type="float">
            <text:p>0.15159</text:p>
          </table:table-cell>
          <table:table-cell office:value-type="float" office:value="0.324241" calcext:value-type="float">
            <text:p>0.3242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1001" calcext:value-type="float">
            <text:p>0.321001</text:p>
          </table:table-cell>
          <table:table-cell office:value-type="float" office:value="0.025614" calcext:value-type="float">
            <text:p>0.025614</text:p>
          </table:table-cell>
          <table:table-cell office:value-type="float" office:value="0.321663" calcext:value-type="float">
            <text:p>0.321663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166331" calcext:value-type="float">
            <text:p>0.166331</text:p>
          </table:table-cell>
          <table:table-cell office:value-type="float" office:value="0.152369" calcext:value-type="float">
            <text:p>0.152369</text:p>
          </table:table-cell>
          <table:table-cell office:value-type="float" office:value="0.321784" calcext:value-type="float">
            <text:p>0.321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5955" calcext:value-type="float">
            <text:p>0.345955</text:p>
          </table:table-cell>
          <table:table-cell office:value-type="float" office:value="0.049953" calcext:value-type="float">
            <text:p>0.049953</text:p>
          </table:table-cell>
          <table:table-cell office:value-type="float" office:value="0.346625" calcext:value-type="float">
            <text:p>0.346625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172661" calcext:value-type="float">
            <text:p>0.172661</text:p>
          </table:table-cell>
          <table:table-cell office:value-type="float" office:value="0.157531" calcext:value-type="float">
            <text:p>0.157531</text:p>
          </table:table-cell>
          <table:table-cell office:value-type="float" office:value="0.346747" calcext:value-type="float">
            <text:p>0.346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025028" calcext:value-type="float">
            <text:p>0.025028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165499" calcext:value-type="float">
            <text:p>0.165499</text:p>
          </table:table-cell>
          <table:table-cell office:value-type="float" office:value="0.152204" calcext:value-type="float">
            <text:p>0.152204</text:p>
          </table:table-cell>
          <table:table-cell office:value-type="float" office:value="0.320228" calcext:value-type="float">
            <text:p>0.320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9337" calcext:value-type="float">
            <text:p>0.349337</text:p>
          </table:table-cell>
          <table:table-cell office:value-type="float" office:value="0.039136" calcext:value-type="float">
            <text:p>0.039136</text:p>
          </table:table-cell>
          <table:table-cell office:value-type="float" office:value="0.35" calcext:value-type="float">
            <text:p>0.35</text:p>
          </table:table-cell>
          <table:table-cell office:value-type="float" office:value="0.017086" calcext:value-type="float">
            <text:p>0.017086</text:p>
          </table:table-cell>
          <table:table-cell office:value-type="float" office:value="0.180109" calcext:value-type="float">
            <text:p>0.180109</text:p>
          </table:table-cell>
          <table:table-cell office:value-type="float" office:value="0.152244" calcext:value-type="float">
            <text:p>0.152244</text:p>
          </table:table-cell>
          <table:table-cell office:value-type="float" office:value="0.350074" calcext:value-type="float">
            <text:p>0.350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2661" calcext:value-type="float">
            <text:p>0.322661</text:p>
          </table:table-cell>
          <table:table-cell office:value-type="float" office:value="0.026385" calcext:value-type="float">
            <text:p>0.026385</text:p>
          </table:table-cell>
          <table:table-cell office:value-type="float" office:value="0.323321" calcext:value-type="float">
            <text:p>0.323321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166044" calcext:value-type="float">
            <text:p>0.166044</text:p>
          </table:table-cell>
          <table:table-cell office:value-type="float" office:value="0.152995" calcext:value-type="float">
            <text:p>0.152995</text:p>
          </table:table-cell>
          <table:table-cell office:value-type="float" office:value="0.323438" calcext:value-type="float">
            <text:p>0.3234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5164" calcext:value-type="float">
            <text:p>0.325164</text:p>
          </table:table-cell>
          <table:table-cell office:value-type="float" office:value="0.024222" calcext:value-type="float">
            <text:p>0.024222</text:p>
          </table:table-cell>
          <table:table-cell office:value-type="float" office:value="0.325826" calcext:value-type="float">
            <text:p>0.32582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16539" calcext:value-type="float">
            <text:p>0.16539</text:p>
          </table:table-cell>
          <table:table-cell office:value-type="float" office:value="0.152707" calcext:value-type="float">
            <text:p>0.152707</text:p>
          </table:table-cell>
          <table:table-cell office:value-type="float" office:value="0.325949" calcext:value-type="float">
            <text:p>0.325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149" calcext:value-type="float">
            <text:p>0.319149</text:p>
          </table:table-cell>
          <table:table-cell office:value-type="float" office:value="0.024551" calcext:value-type="float">
            <text:p>0.024551</text:p>
          </table:table-cell>
          <table:table-cell office:value-type="float" office:value="0.319807" calcext:value-type="float">
            <text:p>0.319807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165495" calcext:value-type="float">
            <text:p>0.165495</text:p>
          </table:table-cell>
          <table:table-cell office:value-type="float" office:value="0.151817" calcext:value-type="float">
            <text:p>0.151817</text:p>
          </table:table-cell>
          <table:table-cell office:value-type="float" office:value="0.319929" calcext:value-type="float">
            <text:p>0.319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9794" calcext:value-type="float">
            <text:p>0.359794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0.360457" calcext:value-type="float">
            <text:p>0.360457</text:p>
          </table:table-cell>
          <table:table-cell office:value-type="float" office:value="0.041775" calcext:value-type="float">
            <text:p>0.041775</text:p>
          </table:table-cell>
          <table:table-cell office:value-type="float" office:value="0.165642" calcext:value-type="float">
            <text:p>0.165642</text:p>
          </table:table-cell>
          <table:table-cell office:value-type="float" office:value="0.152482" calcext:value-type="float">
            <text:p>0.152482</text:p>
          </table:table-cell>
          <table:table-cell office:value-type="float" office:value="0.360576" calcext:value-type="float">
            <text:p>0.3605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1366" calcext:value-type="float">
            <text:p>0.321366</text:p>
          </table:table-cell>
          <table:table-cell office:value-type="float" office:value="0.024295" calcext:value-type="float">
            <text:p>0.024295</text:p>
          </table:table-cell>
          <table:table-cell office:value-type="float" office:value="0.322042" calcext:value-type="float">
            <text:p>0.322042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.165296" calcext:value-type="float">
            <text:p>0.165296</text:p>
          </table:table-cell>
          <table:table-cell office:value-type="float" office:value="0.151721" calcext:value-type="float">
            <text:p>0.151721</text:p>
          </table:table-cell>
          <table:table-cell office:value-type="float" office:value="0.322165" calcext:value-type="float">
            <text:p>0.322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145" calcext:value-type="float">
            <text:p>0.318145</text:p>
          </table:table-cell>
          <table:table-cell office:value-type="float" office:value="0.023835" calcext:value-type="float">
            <text:p>0.023835</text:p>
          </table:table-cell>
          <table:table-cell office:value-type="float" office:value="0.318806" calcext:value-type="float">
            <text:p>0.318806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164731" calcext:value-type="float">
            <text:p>0.16473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0.318928" calcext:value-type="float">
            <text:p>0.318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522" calcext:value-type="float">
            <text:p>0.319522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320182" calcext:value-type="float">
            <text:p>0.320182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165226" calcext:value-type="float">
            <text:p>0.165226</text:p>
          </table:table-cell>
          <table:table-cell office:value-type="float" office:value="0.151331" calcext:value-type="float">
            <text:p>0.151331</text:p>
          </table:table-cell>
          <table:table-cell office:value-type="float" office:value="0.320306" calcext:value-type="float">
            <text:p>0.320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1143" calcext:value-type="float">
            <text:p>0.321143</text:p>
          </table:table-cell>
          <table:table-cell office:value-type="float" office:value="0.025113" calcext:value-type="float">
            <text:p>0.025113</text:p>
          </table:table-cell>
          <table:table-cell office:value-type="float" office:value="0.321802" calcext:value-type="float">
            <text:p>0.321802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165786" calcext:value-type="float">
            <text:p>0.165786</text:p>
          </table:table-cell>
          <table:table-cell office:value-type="float" office:value="0.152696" calcext:value-type="float">
            <text:p>0.152696</text:p>
          </table:table-cell>
          <table:table-cell office:value-type="float" office:value="0.321919" calcext:value-type="float">
            <text:p>0.321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632" calcext:value-type="float">
            <text:p>0.319632</text:p>
          </table:table-cell>
          <table:table-cell office:value-type="float" office:value="0.024721" calcext:value-type="float">
            <text:p>0.024721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165355" calcext:value-type="float">
            <text:p>0.165355</text:p>
          </table:table-cell>
          <table:table-cell office:value-type="float" office:value="0.15174" calcext:value-type="float">
            <text:p>0.15174</text:p>
          </table:table-cell>
          <table:table-cell office:value-type="float" office:value="0.320409" calcext:value-type="float">
            <text:p>0.320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.024217" calcext:value-type="float">
            <text:p>0.024217</text:p>
          </table:table-cell>
          <table:table-cell office:value-type="float" office:value="0.319902" calcext:value-type="float">
            <text:p>0.319902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165125" calcext:value-type="float">
            <text:p>0.165125</text:p>
          </table:table-cell>
          <table:table-cell office:value-type="float" office:value="0.152165" calcext:value-type="float">
            <text:p>0.152165</text:p>
          </table:table-cell>
          <table:table-cell office:value-type="float" office:value="0.320018" calcext:value-type="float">
            <text:p>0.320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0.023214" calcext:value-type="float">
            <text:p>0.023214</text:p>
          </table:table-cell>
          <table:table-cell office:value-type="float" office:value="0.319597" calcext:value-type="float">
            <text:p>0.319597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16497" calcext:value-type="float">
            <text:p>0.16497</text:p>
          </table:table-cell>
          <table:table-cell office:value-type="float" office:value="0.151588" calcext:value-type="float">
            <text:p>0.151588</text:p>
          </table:table-cell>
          <table:table-cell office:value-type="float" office:value="0.319721" calcext:value-type="float">
            <text:p>0.319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4246" calcext:value-type="float">
            <text:p>0.314246</text:p>
          </table:table-cell>
          <table:table-cell office:value-type="float" office:value="0.023922" calcext:value-type="float">
            <text:p>0.023922</text:p>
          </table:table-cell>
          <table:table-cell office:value-type="float" office:value="0.314908" calcext:value-type="float">
            <text:p>0.314908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16238" calcext:value-type="float">
            <text:p>0.16238</text:p>
          </table:table-cell>
          <table:table-cell office:value-type="float" office:value="0.149174" calcext:value-type="float">
            <text:p>0.149174</text:p>
          </table:table-cell>
          <table:table-cell office:value-type="float" office:value="0.315032" calcext:value-type="float">
            <text:p>0.315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0327" calcext:value-type="float">
            <text:p>0.360327</text:p>
          </table:table-cell>
          <table:table-cell office:value-type="float" office:value="0.023775" calcext:value-type="float">
            <text:p>0.023775</text:p>
          </table:table-cell>
          <table:table-cell office:value-type="float" office:value="0.360991" calcext:value-type="float">
            <text:p>0.360991</text:p>
          </table:table-cell>
          <table:table-cell office:value-type="float" office:value="0.043638" calcext:value-type="float">
            <text:p>0.043638</text:p>
          </table:table-cell>
          <table:table-cell office:value-type="float" office:value="0.165282" calcext:value-type="float">
            <text:p>0.165282</text:p>
          </table:table-cell>
          <table:table-cell office:value-type="float" office:value="0.15155" calcext:value-type="float">
            <text:p>0.15155</text:p>
          </table:table-cell>
          <table:table-cell office:value-type="float" office:value="0.361109" calcext:value-type="float">
            <text:p>0.361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2205" calcext:value-type="float">
            <text:p>0.322205</text:p>
          </table:table-cell>
          <table:table-cell office:value-type="float" office:value="0.023127" calcext:value-type="float">
            <text:p>0.023127</text:p>
          </table:table-cell>
          <table:table-cell office:value-type="float" office:value="0.322866" calcext:value-type="float">
            <text:p>0.322866</text:p>
          </table:table-cell>
          <table:table-cell office:value-type="float" office:value="0.005858" calcext:value-type="float">
            <text:p>0.005858</text:p>
          </table:table-cell>
          <table:table-cell office:value-type="float" office:value="0.164719" calcext:value-type="float">
            <text:p>0.164719</text:p>
          </table:table-cell>
          <table:table-cell office:value-type="float" office:value="0.151719" calcext:value-type="float">
            <text:p>0.151719</text:p>
          </table:table-cell>
          <table:table-cell office:value-type="float" office:value="0.322991" calcext:value-type="float">
            <text:p>0.322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073" calcext:value-type="float">
            <text:p>0.319073</text:p>
          </table:table-cell>
          <table:table-cell office:value-type="float" office:value="0.023427" calcext:value-type="float">
            <text:p>0.023427</text:p>
          </table:table-cell>
          <table:table-cell office:value-type="float" office:value="0.319736" calcext:value-type="float">
            <text:p>0.319736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165056" calcext:value-type="float">
            <text:p>0.165056</text:p>
          </table:table-cell>
          <table:table-cell office:value-type="float" office:value="0.151843" calcext:value-type="float">
            <text:p>0.151843</text:p>
          </table:table-cell>
          <table:table-cell office:value-type="float" office:value="0.319857" calcext:value-type="float">
            <text:p>0.319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084" calcext:value-type="float">
            <text:p>0.318084</text:p>
          </table:table-cell>
          <table:table-cell office:value-type="float" office:value="0.023782" calcext:value-type="float">
            <text:p>0.023782</text:p>
          </table:table-cell>
          <table:table-cell office:value-type="float" office:value="0.318743" calcext:value-type="float">
            <text:p>0.318743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164644" calcext:value-type="float">
            <text:p>0.164644</text:p>
          </table:table-cell>
          <table:table-cell office:value-type="float" office:value="0.151777" calcext:value-type="float">
            <text:p>0.151777</text:p>
          </table:table-cell>
          <table:table-cell office:value-type="float" office:value="0.318814" calcext:value-type="float">
            <text:p>0.318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556" calcext:value-type="float">
            <text:p>0.320556</text:p>
          </table:table-cell>
          <table:table-cell office:value-type="float" office:value="0.025634" calcext:value-type="float">
            <text:p>0.025634</text:p>
          </table:table-cell>
          <table:table-cell office:value-type="float" office:value="0.321217" calcext:value-type="float">
            <text:p>0.321217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165554" calcext:value-type="float">
            <text:p>0.165554</text:p>
          </table:table-cell>
          <table:table-cell office:value-type="float" office:value="0.153759" calcext:value-type="float">
            <text:p>0.153759</text:p>
          </table:table-cell>
          <table:table-cell office:value-type="float" office:value="0.321339" calcext:value-type="float">
            <text:p>0.321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2013" calcext:value-type="float">
            <text:p>0.322013</text:p>
          </table:table-cell>
          <table:table-cell office:value-type="float" office:value="0.024334" calcext:value-type="float">
            <text:p>0.024334</text:p>
          </table:table-cell>
          <table:table-cell office:value-type="float" office:value="0.322676" calcext:value-type="float">
            <text:p>0.322676</text:p>
          </table:table-cell>
          <table:table-cell office:value-type="float" office:value="0.004596" calcext:value-type="float">
            <text:p>0.004596</text:p>
          </table:table-cell>
          <table:table-cell office:value-type="float" office:value="0.16589" calcext:value-type="float">
            <text:p>0.16589</text:p>
          </table:table-cell>
          <table:table-cell office:value-type="float" office:value="0.151645" calcext:value-type="float">
            <text:p>0.151645</text:p>
          </table:table-cell>
          <table:table-cell office:value-type="float" office:value="0.322801" calcext:value-type="float">
            <text:p>0.3228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6374" calcext:value-type="float">
            <text:p>0.366374</text:p>
          </table:table-cell>
          <table:table-cell office:value-type="float" office:value="0.041257" calcext:value-type="float">
            <text:p>0.041257</text:p>
          </table:table-cell>
          <table:table-cell office:value-type="float" office:value="0.367034" calcext:value-type="float">
            <text:p>0.367034</text:p>
          </table:table-cell>
          <table:table-cell office:value-type="float" office:value="0.033484" calcext:value-type="float">
            <text:p>0.033484</text:p>
          </table:table-cell>
          <table:table-cell office:value-type="float" office:value="0.180961" calcext:value-type="float">
            <text:p>0.180961</text:p>
          </table:table-cell>
          <table:table-cell office:value-type="float" office:value="0.152082" calcext:value-type="float">
            <text:p>0.152082</text:p>
          </table:table-cell>
          <table:table-cell office:value-type="float" office:value="0.367153" calcext:value-type="float">
            <text:p>0.367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668" calcext:value-type="float">
            <text:p>0.318668</text:p>
          </table:table-cell>
          <table:table-cell office:value-type="float" office:value="0.024628" calcext:value-type="float">
            <text:p>0.024628</text:p>
          </table:table-cell>
          <table:table-cell office:value-type="float" office:value="0.319326" calcext:value-type="float">
            <text:p>0.319326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164819" calcext:value-type="float">
            <text:p>0.164819</text:p>
          </table:table-cell>
          <table:table-cell office:value-type="float" office:value="0.151883" calcext:value-type="float">
            <text:p>0.151883</text:p>
          </table:table-cell>
          <table:table-cell office:value-type="float" office:value="0.319444" calcext:value-type="float">
            <text:p>0.319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843" calcext:value-type="float">
            <text:p>0.319843</text:p>
          </table:table-cell>
          <table:table-cell office:value-type="float" office:value="0.023944" calcext:value-type="float">
            <text:p>0.023944</text:p>
          </table:table-cell>
          <table:table-cell office:value-type="float" office:value="0.320518" calcext:value-type="float">
            <text:p>0.320518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165201" calcext:value-type="float">
            <text:p>0.165201</text:p>
          </table:table-cell>
          <table:table-cell office:value-type="float" office:value="0.152083" calcext:value-type="float">
            <text:p>0.152083</text:p>
          </table:table-cell>
          <table:table-cell office:value-type="float" office:value="0.320644" calcext:value-type="float">
            <text:p>0.320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2094" calcext:value-type="float">
            <text:p>0.322094</text:p>
          </table:table-cell>
          <table:table-cell office:value-type="float" office:value="0.023863" calcext:value-type="float">
            <text:p>0.023863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165396" calcext:value-type="float">
            <text:p>0.165396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0.322901" calcext:value-type="float">
            <text:p>0.3229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8954" calcext:value-type="float">
            <text:p>0.348954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349617" calcext:value-type="float">
            <text:p>0.349617</text:p>
          </table:table-cell>
          <table:table-cell office:value-type="float" office:value="0.020096" calcext:value-type="float">
            <text:p>0.020096</text:p>
          </table:table-cell>
          <table:table-cell office:value-type="float" office:value="0.176363" calcext:value-type="float">
            <text:p>0.176363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0.349739" calcext:value-type="float">
            <text:p>0.349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241" calcext:value-type="float">
            <text:p>0.319241</text:p>
          </table:table-cell>
          <table:table-cell office:value-type="float" office:value="0.025816" calcext:value-type="float">
            <text:p>0.025816</text:p>
          </table:table-cell>
          <table:table-cell office:value-type="float" office:value="0.319921" calcext:value-type="float">
            <text:p>0.319921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165647" calcext:value-type="float">
            <text:p>0.165647</text:p>
          </table:table-cell>
          <table:table-cell office:value-type="float" office:value="0.151957" calcext:value-type="float">
            <text:p>0.151957</text:p>
          </table:table-cell>
          <table:table-cell office:value-type="float" office:value="0.319993" calcext:value-type="float">
            <text:p>0.319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57481" calcext:value-type="float">
            <text:p>0.257481</text:p>
          </table:table-cell>
          <table:table-cell office:value-type="float" office:value="0.029782" calcext:value-type="float">
            <text:p>0.029782</text:p>
          </table:table-cell>
          <table:table-cell office:value-type="float" office:value="0.258146" calcext:value-type="float">
            <text:p>0.258146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127178" calcext:value-type="float">
            <text:p>0.127178</text:p>
          </table:table-cell>
          <table:table-cell office:value-type="float" office:value="0.116783" calcext:value-type="float">
            <text:p>0.116783</text:p>
          </table:table-cell>
          <table:table-cell office:value-type="float" office:value="0.25827" calcext:value-type="float">
            <text:p>0.25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2347" calcext:value-type="float">
            <text:p>0.342347</text:p>
          </table:table-cell>
          <table:table-cell office:value-type="float" office:value="0.025831" calcext:value-type="float">
            <text:p>0.025831</text:p>
          </table:table-cell>
          <table:table-cell office:value-type="float" office:value="0.343006" calcext:value-type="float">
            <text:p>0.343006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166337" calcext:value-type="float">
            <text:p>0.166337</text:p>
          </table:table-cell>
          <table:table-cell office:value-type="float" office:value="0.151987" calcext:value-type="float">
            <text:p>0.151987</text:p>
          </table:table-cell>
          <table:table-cell office:value-type="float" office:value="0.343076" calcext:value-type="float">
            <text:p>0.343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5484" calcext:value-type="float">
            <text:p>0.335484</text:p>
          </table:table-cell>
          <table:table-cell office:value-type="float" office:value="0.026783" calcext:value-type="float">
            <text:p>0.026783</text:p>
          </table:table-cell>
          <table:table-cell office:value-type="float" office:value="0.336145" calcext:value-type="float">
            <text:p>0.336145</text:p>
          </table:table-cell>
          <table:table-cell office:value-type="float" office:value="0.016193" calcext:value-type="float">
            <text:p>0.016193</text:p>
          </table:table-cell>
          <table:table-cell office:value-type="float" office:value="0.167873" calcext:value-type="float">
            <text:p>0.167873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336265" calcext:value-type="float">
            <text:p>0.3362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6513" calcext:value-type="float">
            <text:p>0.336513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337172" calcext:value-type="float">
            <text:p>0.337172</text:p>
          </table:table-cell>
          <table:table-cell office:value-type="float" office:value="0.017205" calcext:value-type="float">
            <text:p>0.017205</text:p>
          </table:table-cell>
          <table:table-cell office:value-type="float" office:value="0.165519" calcext:value-type="float">
            <text:p>0.165519</text:p>
          </table:table-cell>
          <table:table-cell office:value-type="float" office:value="0.153954" calcext:value-type="float">
            <text:p>0.153954</text:p>
          </table:table-cell>
          <table:table-cell office:value-type="float" office:value="0.337293" calcext:value-type="float">
            <text:p>0.3372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575" calcext:value-type="float">
            <text:p>0.33575</text:p>
          </table:table-cell>
          <table:table-cell office:value-type="float" office:value="0.026908" calcext:value-type="float">
            <text:p>0.026908</text:p>
          </table:table-cell>
          <table:table-cell office:value-type="float" office:value="0.33644" calcext:value-type="float">
            <text:p>0.33644</text:p>
          </table:table-cell>
          <table:table-cell office:value-type="float" office:value="0.016742" calcext:value-type="float">
            <text:p>0.016742</text:p>
          </table:table-cell>
          <table:table-cell office:value-type="float" office:value="0.166674" calcext:value-type="float">
            <text:p>0.166674</text:p>
          </table:table-cell>
          <table:table-cell office:value-type="float" office:value="0.152462" calcext:value-type="float">
            <text:p>0.152462</text:p>
          </table:table-cell>
          <table:table-cell office:value-type="float" office:value="0.336568" calcext:value-type="float">
            <text:p>0.336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742" calcext:value-type="float">
            <text:p>0.318742</text:p>
          </table:table-cell>
          <table:table-cell office:value-type="float" office:value="0.022592" calcext:value-type="float">
            <text:p>0.022592</text:p>
          </table:table-cell>
          <table:table-cell office:value-type="float" office:value="0.319402" calcext:value-type="float">
            <text:p>0.319402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.16522" calcext:value-type="float">
            <text:p>0.16522</text:p>
          </table:table-cell>
          <table:table-cell office:value-type="float" office:value="0.151459" calcext:value-type="float">
            <text:p>0.151459</text:p>
          </table:table-cell>
          <table:table-cell office:value-type="float" office:value="0.31952" calcext:value-type="float">
            <text:p>0.31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3613" calcext:value-type="float">
            <text:p>0.323613</text:p>
          </table:table-cell>
          <table:table-cell office:value-type="float" office:value="0.024362" calcext:value-type="float">
            <text:p>0.024362</text:p>
          </table:table-cell>
          <table:table-cell office:value-type="float" office:value="0.324275" calcext:value-type="float">
            <text:p>0.324275</text:p>
          </table:table-cell>
          <table:table-cell office:value-type="float" office:value="0.005758" calcext:value-type="float">
            <text:p>0.005758</text:p>
          </table:table-cell>
          <table:table-cell office:value-type="float" office:value="0.165344" calcext:value-type="float">
            <text:p>0.165344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.324394" calcext:value-type="float">
            <text:p>0.324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551" calcext:value-type="float">
            <text:p>0.318551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319217" calcext:value-type="float">
            <text:p>0.319217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165279" calcext:value-type="float">
            <text:p>0.165279</text:p>
          </table:table-cell>
          <table:table-cell office:value-type="float" office:value="0.151354" calcext:value-type="float">
            <text:p>0.151354</text:p>
          </table:table-cell>
          <table:table-cell office:value-type="float" office:value="0.319345" calcext:value-type="float">
            <text:p>0.319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222" calcext:value-type="float">
            <text:p>0.319222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0.319886" calcext:value-type="float">
            <text:p>0.319886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165356" calcext:value-type="float">
            <text:p>0.165356</text:p>
          </table:table-cell>
          <table:table-cell office:value-type="float" office:value="0.152131" calcext:value-type="float">
            <text:p>0.152131</text:p>
          </table:table-cell>
          <table:table-cell office:value-type="float" office:value="0.320004" calcext:value-type="float">
            <text:p>0.32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566" calcext:value-type="float">
            <text:p>0.320566</text:p>
          </table:table-cell>
          <table:table-cell office:value-type="float" office:value="0.024031" calcext:value-type="float">
            <text:p>0.024031</text:p>
          </table:table-cell>
          <table:table-cell office:value-type="float" office:value="0.321226" calcext:value-type="float">
            <text:p>0.321226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164904" calcext:value-type="float">
            <text:p>0.164904</text:p>
          </table:table-cell>
          <table:table-cell office:value-type="float" office:value="0.151273" calcext:value-type="float">
            <text:p>0.151273</text:p>
          </table:table-cell>
          <table:table-cell office:value-type="float" office:value="0.321346" calcext:value-type="float">
            <text:p>0.3213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3836" calcext:value-type="float">
            <text:p>0.323836</text:p>
          </table:table-cell>
          <table:table-cell office:value-type="float" office:value="0.024272" calcext:value-type="float">
            <text:p>0.024272</text:p>
          </table:table-cell>
          <table:table-cell office:value-type="float" office:value="0.324509" calcext:value-type="float">
            <text:p>0.324509</text:p>
          </table:table-cell>
          <table:table-cell office:value-type="float" office:value="0.006444" calcext:value-type="float">
            <text:p>0.006444</text:p>
          </table:table-cell>
          <table:table-cell office:value-type="float" office:value="0.165171" calcext:value-type="float">
            <text:p>0.165171</text:p>
          </table:table-cell>
          <table:table-cell office:value-type="float" office:value="0.152328" calcext:value-type="float">
            <text:p>0.152328</text:p>
          </table:table-cell>
          <table:table-cell office:value-type="float" office:value="0.324635" calcext:value-type="float">
            <text:p>0.324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8815" calcext:value-type="float">
            <text:p>0.318815</text:p>
          </table:table-cell>
          <table:table-cell office:value-type="float" office:value="0.023398" calcext:value-type="float">
            <text:p>0.023398</text:p>
          </table:table-cell>
          <table:table-cell office:value-type="float" office:value="0.319474" calcext:value-type="float">
            <text:p>0.319474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165496" calcext:value-type="float">
            <text:p>0.165496</text:p>
          </table:table-cell>
          <table:table-cell office:value-type="float" office:value="0.151548" calcext:value-type="float">
            <text:p>0.151548</text:p>
          </table:table-cell>
          <table:table-cell office:value-type="float" office:value="0.319599" calcext:value-type="float">
            <text:p>0.319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0242" calcext:value-type="float">
            <text:p>0.320242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320918" calcext:value-type="float">
            <text:p>0.32091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165533" calcext:value-type="float">
            <text:p>0.165533</text:p>
          </table:table-cell>
          <table:table-cell office:value-type="float" office:value="0.151908" calcext:value-type="float">
            <text:p>0.151908</text:p>
          </table:table-cell>
          <table:table-cell office:value-type="float" office:value="0.321036" calcext:value-type="float">
            <text:p>0.321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8317" calcext:value-type="float">
            <text:p>0.328317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329075" calcext:value-type="float">
            <text:p>0.329075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165965" calcext:value-type="float">
            <text:p>0.165965</text:p>
          </table:table-cell>
          <table:table-cell office:value-type="float" office:value="0.152812" calcext:value-type="float">
            <text:p>0.152812</text:p>
          </table:table-cell>
          <table:table-cell office:value-type="float" office:value="0.329216" calcext:value-type="float">
            <text:p>0.3292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1992" calcext:value-type="float">
            <text:p>0.321992</text:p>
          </table:table-cell>
          <table:table-cell office:value-type="float" office:value="0.023729" calcext:value-type="float">
            <text:p>0.023729</text:p>
          </table:table-cell>
          <table:table-cell office:value-type="float" office:value="0.32268" calcext:value-type="float">
            <text:p>0.32268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165167" calcext:value-type="float">
            <text:p>0.165167</text:p>
          </table:table-cell>
          <table:table-cell office:value-type="float" office:value="0.151988" calcext:value-type="float">
            <text:p>0.151988</text:p>
          </table:table-cell>
          <table:table-cell office:value-type="float" office:value="0.322808" calcext:value-type="float">
            <text:p>0.322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9062" calcext:value-type="float">
            <text:p>0.319062</text:p>
          </table:table-cell>
          <table:table-cell office:value-type="float" office:value="0.025718" calcext:value-type="float">
            <text:p>0.025718</text:p>
          </table:table-cell>
          <table:table-cell office:value-type="float" office:value="0.319738" calcext:value-type="float">
            <text:p>0.319738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165079" calcext:value-type="float">
            <text:p>0.165079</text:p>
          </table:table-cell>
          <table:table-cell office:value-type="float" office:value="0.152961" calcext:value-type="float">
            <text:p>0.152961</text:p>
          </table:table-cell>
          <table:table-cell office:value-type="float" office:value="0.319844" calcext:value-type="float">
            <text:p>0.31984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formula="of:=MIN([.D1:.D100])" office:value-type="float" office:value="0.246014" calcext:value-type="float">
            <text:p>0.246014</text:p>
          </table:table-cell>
          <table:table-cell table:formula="of:=MIN([.E1:.E100])" office:value-type="float" office:value="0.018458" calcext:value-type="float">
            <text:p>0.018458</text:p>
          </table:table-cell>
          <table:table-cell table:formula="of:=MIN([.F1:.F100])" office:value-type="float" office:value="0.246678" calcext:value-type="float">
            <text:p>0.246678</text:p>
          </table:table-cell>
          <table:table-cell table:formula="of:=MIN([.G1:.G100])" office:value-type="float" office:value="0.000212" calcext:value-type="float">
            <text:p>0.000212</text:p>
          </table:table-cell>
          <table:table-cell table:formula="of:=MIN([.H1:.H100])" office:value-type="float" office:value="0.123171" calcext:value-type="float">
            <text:p>0.123171</text:p>
          </table:table-cell>
          <table:table-cell table:formula="of:=MIN([.I1:.I100])" office:value-type="float" office:value="0.112566" calcext:value-type="float">
            <text:p>0.112566</text:p>
          </table:table-cell>
          <table:table-cell table:formula="of:=MIN([.J1:.J100])" office:value-type="float" office:value="0.246804" calcext:value-type="float">
            <text:p>0.24680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formula="of:=MAX([.D1:.D100])" office:value-type="float" office:value="0.393192" calcext:value-type="float">
            <text:p>0.393192</text:p>
          </table:table-cell>
          <table:table-cell table:formula="of:=MAX([.E1:.E100])" office:value-type="float" office:value="0.05485" calcext:value-type="float">
            <text:p>0.05485</text:p>
          </table:table-cell>
          <table:table-cell table:formula="of:=MAX([.F1:.F100])" office:value-type="float" office:value="0.393854" calcext:value-type="float">
            <text:p>0.393854</text:p>
          </table:table-cell>
          <table:table-cell table:formula="of:=MAX([.G1:.G100])" office:value-type="float" office:value="0.045875" calcext:value-type="float">
            <text:p>0.045875</text:p>
          </table:table-cell>
          <table:table-cell table:formula="of:=MAX([.H1:.H100])" office:value-type="float" office:value="0.196165" calcext:value-type="float">
            <text:p>0.196165</text:p>
          </table:table-cell>
          <table:table-cell table:formula="of:=MAX([.I1:.I100])" office:value-type="float" office:value="0.157531" calcext:value-type="float">
            <text:p>0.157531</text:p>
          </table:table-cell>
          <table:table-cell table:formula="of:=MAX([.J1:.J100])" office:value-type="float" office:value="0.393925" calcext:value-type="float">
            <text:p>0.3939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matrix-columns-spanned="1" table:number-matrix-rows-spanned="27" table:formula="of:=FREQUENCY([.J1:.J100];[.D106:.D1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rawdata_14-2" table:style-name="ta1">
        <table:shapes>
          <draw:frame draw:z-index="0" draw:style-name="gr1" draw:text-style-name="P1" svg:width="6.2988in" svg:height="3.5429in" svg:x="0.3362in" svg:y="23.5898in">
            <draw:object draw:notify-on-update-of-ranges="'rawdata_14-2'.D106:'rawdata_14-2'.D131 'rawdata_14-2'.E106:'rawdata_14-2'.E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707" calcext:value-type="float">
            <text:p>0.35370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354369" calcext:value-type="float">
            <text:p>0.354369</text:p>
          </table:table-cell>
          <table:table-cell office:value-type="float" office:value="0.035951" calcext:value-type="float">
            <text:p>0.035951</text:p>
          </table:table-cell>
          <table:table-cell office:value-type="float" office:value="0.165684" calcext:value-type="float">
            <text:p>0.165684</text:p>
          </table:table-cell>
          <table:table-cell office:value-type="float" office:value="0.152135" calcext:value-type="float">
            <text:p>0.152135</text:p>
          </table:table-cell>
          <table:table-cell office:value-type="float" office:value="0.354493" calcext:value-type="float">
            <text:p>0.3544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359" calcext:value-type="float">
            <text:p>0.354359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5502" calcext:value-type="float">
            <text:p>0.35502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.166399" calcext:value-type="float">
            <text:p>0.166399</text:p>
          </table:table-cell>
          <table:table-cell office:value-type="float" office:value="0.151901" calcext:value-type="float">
            <text:p>0.151901</text:p>
          </table:table-cell>
          <table:table-cell office:value-type="float" office:value="0.355138" calcext:value-type="float">
            <text:p>0.355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138" calcext:value-type="float">
            <text:p>0.356138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356815" calcext:value-type="float">
            <text:p>0.356815</text:p>
          </table:table-cell>
          <table:table-cell office:value-type="float" office:value="0.036435" calcext:value-type="float">
            <text:p>0.036435</text:p>
          </table:table-cell>
          <table:table-cell office:value-type="float" office:value="0.166683" calcext:value-type="float">
            <text:p>0.166683</text:p>
          </table:table-cell>
          <table:table-cell office:value-type="float" office:value="0.153093" calcext:value-type="float">
            <text:p>0.153093</text:p>
          </table:table-cell>
          <table:table-cell office:value-type="float" office:value="0.356937" calcext:value-type="float">
            <text:p>0.356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1804" calcext:value-type="float">
            <text:p>0.291804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292468" calcext:value-type="float">
            <text:p>0.292468</text:p>
          </table:table-cell>
          <table:table-cell office:value-type="float" office:value="0.029124" calcext:value-type="float">
            <text:p>0.029124</text:p>
          </table:table-cell>
          <table:table-cell office:value-type="float" office:value="0.137452" calcext:value-type="float">
            <text:p>0.137452</text:p>
          </table:table-cell>
          <table:table-cell office:value-type="float" office:value="0.125334" calcext:value-type="float">
            <text:p>0.125334</text:p>
          </table:table-cell>
          <table:table-cell office:value-type="float" office:value="0.292589" calcext:value-type="float">
            <text:p>0.292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688" calcext:value-type="float">
            <text:p>0.355688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356351" calcext:value-type="float">
            <text:p>0.356351</text:p>
          </table:table-cell>
          <table:table-cell office:value-type="float" office:value="0.038064" calcext:value-type="float">
            <text:p>0.038064</text:p>
          </table:table-cell>
          <table:table-cell office:value-type="float" office:value="0.165778" calcext:value-type="float">
            <text:p>0.165778</text:p>
          </table:table-cell>
          <table:table-cell office:value-type="float" office:value="0.151944" calcext:value-type="float">
            <text:p>0.151944</text:p>
          </table:table-cell>
          <table:table-cell office:value-type="float" office:value="0.356498" calcext:value-type="float">
            <text:p>0.356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52" calcext:value-type="float">
            <text:p>0.3555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356183" calcext:value-type="float">
            <text:p>0.356183</text:p>
          </table:table-cell>
          <table:table-cell office:value-type="float" office:value="0.037861" calcext:value-type="float">
            <text:p>0.037861</text:p>
          </table:table-cell>
          <table:table-cell office:value-type="float" office:value="0.166216" calcext:value-type="float">
            <text:p>0.166216</text:p>
          </table:table-cell>
          <table:table-cell office:value-type="float" office:value="0.151484" calcext:value-type="float">
            <text:p>0.151484</text:p>
          </table:table-cell>
          <table:table-cell office:value-type="float" office:value="0.356306" calcext:value-type="float">
            <text:p>0.356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3346" calcext:value-type="float">
            <text:p>0.263346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264011" calcext:value-type="float">
            <text:p>0.264011</text:p>
          </table:table-cell>
          <table:table-cell office:value-type="float" office:value="0.02654" calcext:value-type="float">
            <text:p>0.02654</text:p>
          </table:table-cell>
          <table:table-cell office:value-type="float" office:value="0.123901" calcext:value-type="float">
            <text:p>0.123901</text:p>
          </table:table-cell>
          <table:table-cell office:value-type="float" office:value="0.113065" calcext:value-type="float">
            <text:p>0.113065</text:p>
          </table:table-cell>
          <table:table-cell office:value-type="float" office:value="0.264131" calcext:value-type="float">
            <text:p>0.2641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52" calcext:value-type="float">
            <text:p>0.355052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355715" calcext:value-type="float">
            <text:p>0.355715</text:p>
          </table:table-cell>
          <table:table-cell office:value-type="float" office:value="0.037737" calcext:value-type="float">
            <text:p>0.037737</text:p>
          </table:table-cell>
          <table:table-cell office:value-type="float" office:value="0.165533" calcext:value-type="float">
            <text:p>0.165533</text:p>
          </table:table-cell>
          <table:table-cell office:value-type="float" office:value="0.151808" calcext:value-type="float">
            <text:p>0.151808</text:p>
          </table:table-cell>
          <table:table-cell office:value-type="float" office:value="0.355839" calcext:value-type="float">
            <text:p>0.355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115" calcext:value-type="float">
            <text:p>0.35411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0.037133" calcext:value-type="float">
            <text:p>0.037133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0.151647" calcext:value-type="float">
            <text:p>0.151647</text:p>
          </table:table-cell>
          <table:table-cell office:value-type="float" office:value="0.354902" calcext:value-type="float">
            <text:p>0.354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35644" calcext:value-type="float">
            <text:p>0.35644</text:p>
          </table:table-cell>
          <table:table-cell office:value-type="float" office:value="0.037998" calcext:value-type="float">
            <text:p>0.037998</text:p>
          </table:table-cell>
          <table:table-cell office:value-type="float" office:value="0.16609" calcext:value-type="float">
            <text:p>0.16609</text:p>
          </table:table-cell>
          <table:table-cell office:value-type="float" office:value="0.151742" calcext:value-type="float">
            <text:p>0.151742</text:p>
          </table:table-cell>
          <table:table-cell office:value-type="float" office:value="0.356562" calcext:value-type="float">
            <text:p>0.356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55" calcext:value-type="float">
            <text:p>0.354655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355314" calcext:value-type="float">
            <text:p>0.355314</text:p>
          </table:table-cell>
          <table:table-cell office:value-type="float" office:value="0.036932" calcext:value-type="float">
            <text:p>0.036932</text:p>
          </table:table-cell>
          <table:table-cell office:value-type="float" office:value="0.165998" calcext:value-type="float">
            <text:p>0.165998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355428" calcext:value-type="float">
            <text:p>0.355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823" calcext:value-type="float">
            <text:p>0.34823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348891" calcext:value-type="float">
            <text:p>0.348891</text:p>
          </table:table-cell>
          <table:table-cell office:value-type="float" office:value="0.036452" calcext:value-type="float">
            <text:p>0.036452</text:p>
          </table:table-cell>
          <table:table-cell office:value-type="float" office:value="0.162867" calcext:value-type="float">
            <text:p>0.162867</text:p>
          </table:table-cell>
          <table:table-cell office:value-type="float" office:value="0.149025" calcext:value-type="float">
            <text:p>0.149025</text:p>
          </table:table-cell>
          <table:table-cell office:value-type="float" office:value="0.349011" calcext:value-type="float">
            <text:p>0.349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721" calcext:value-type="float">
            <text:p>0.354721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355385" calcext:value-type="float">
            <text:p>0.355385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0.165402" calcext:value-type="float">
            <text:p>0.165402</text:p>
          </table:table-cell>
          <table:table-cell office:value-type="float" office:value="0.150829" calcext:value-type="float">
            <text:p>0.150829</text:p>
          </table:table-cell>
          <table:table-cell office:value-type="float" office:value="0.355505" calcext:value-type="float">
            <text:p>0.3555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31" calcext:value-type="float">
            <text:p>0.35631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35697" calcext:value-type="float">
            <text:p>0.35697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0.165448" calcext:value-type="float">
            <text:p>0.165448</text:p>
          </table:table-cell>
          <table:table-cell office:value-type="float" office:value="0.151086" calcext:value-type="float">
            <text:p>0.151086</text:p>
          </table:table-cell>
          <table:table-cell office:value-type="float" office:value="0.357097" calcext:value-type="float">
            <text:p>0.357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546" calcext:value-type="float">
            <text:p>0.352546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353229" calcext:value-type="float">
            <text:p>0.353229</text:p>
          </table:table-cell>
          <table:table-cell office:value-type="float" office:value="0.035115" calcext:value-type="float">
            <text:p>0.035115</text:p>
          </table:table-cell>
          <table:table-cell office:value-type="float" office:value="0.165713" calcext:value-type="float">
            <text:p>0.165713</text:p>
          </table:table-cell>
          <table:table-cell office:value-type="float" office:value="0.15188" calcext:value-type="float">
            <text:p>0.15188</text:p>
          </table:table-cell>
          <table:table-cell office:value-type="float" office:value="0.353353" calcext:value-type="float">
            <text:p>0.353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589" calcext:value-type="float">
            <text:p>0.356589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7249" calcext:value-type="float">
            <text:p>0.357249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0.165878" calcext:value-type="float">
            <text:p>0.165878</text:p>
          </table:table-cell>
          <table:table-cell office:value-type="float" office:value="0.151214" calcext:value-type="float">
            <text:p>0.151214</text:p>
          </table:table-cell>
          <table:table-cell office:value-type="float" office:value="0.357371" calcext:value-type="float">
            <text:p>0.3573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6575" calcext:value-type="float">
            <text:p>0.326575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27237" calcext:value-type="float">
            <text:p>0.327237</text:p>
          </table:table-cell>
          <table:table-cell office:value-type="float" office:value="0.033872" calcext:value-type="float">
            <text:p>0.033872</text:p>
          </table:table-cell>
          <table:table-cell office:value-type="float" office:value="0.152956" calcext:value-type="float">
            <text:p>0.152956</text:p>
          </table:table-cell>
          <table:table-cell office:value-type="float" office:value="0.13988" calcext:value-type="float">
            <text:p>0.13988</text:p>
          </table:table-cell>
          <table:table-cell office:value-type="float" office:value="0.327357" calcext:value-type="float">
            <text:p>0.327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275" calcext:value-type="float">
            <text:p>0.358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8938" calcext:value-type="float">
            <text:p>0.358938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165588" calcext:value-type="float">
            <text:p>0.165588</text:p>
          </table:table-cell>
          <table:table-cell office:value-type="float" office:value="0.151838" calcext:value-type="float">
            <text:p>0.151838</text:p>
          </table:table-cell>
          <table:table-cell office:value-type="float" office:value="0.359009" calcext:value-type="float">
            <text:p>0.359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27286" calcext:value-type="float">
            <text:p>0.22728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227947" calcext:value-type="float">
            <text:p>0.227947</text:p>
          </table:table-cell>
          <table:table-cell office:value-type="float" office:value="0.024539" calcext:value-type="float">
            <text:p>0.024539</text:p>
          </table:table-cell>
          <table:table-cell office:value-type="float" office:value="0.106159" calcext:value-type="float">
            <text:p>0.106159</text:p>
          </table:table-cell>
          <table:table-cell office:value-type="float" office:value="0.096849" calcext:value-type="float">
            <text:p>0.096849</text:p>
          </table:table-cell>
          <table:table-cell office:value-type="float" office:value="0.228021" calcext:value-type="float">
            <text:p>0.228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807" calcext:value-type="float">
            <text:p>0.356807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357467" calcext:value-type="float">
            <text:p>0.357467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0.16546" calcext:value-type="float">
            <text:p>0.16546</text:p>
          </table:table-cell>
          <table:table-cell office:value-type="float" office:value="0.151424" calcext:value-type="float">
            <text:p>0.151424</text:p>
          </table:table-cell>
          <table:table-cell office:value-type="float" office:value="0.357599" calcext:value-type="float">
            <text:p>0.357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6824" calcext:value-type="float">
            <text:p>0.366824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367482" calcext:value-type="float">
            <text:p>0.367482</text:p>
          </table:table-cell>
          <table:table-cell office:value-type="float" office:value="0.035949" calcext:value-type="float">
            <text:p>0.035949</text:p>
          </table:table-cell>
          <table:table-cell office:value-type="float" office:value="0.165179" calcext:value-type="float">
            <text:p>0.165179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367604" calcext:value-type="float">
            <text:p>0.367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17" calcext:value-type="float">
            <text:p>0.38917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38983" calcext:value-type="float">
            <text:p>0.38983</text:p>
          </table:table-cell>
          <table:table-cell office:value-type="float" office:value="0.052683" calcext:value-type="float">
            <text:p>0.052683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.153735" calcext:value-type="float">
            <text:p>0.153735</text:p>
          </table:table-cell>
          <table:table-cell office:value-type="float" office:value="0.389951" calcext:value-type="float">
            <text:p>0.389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9293" calcext:value-type="float">
            <text:p>0.24929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249956" calcext:value-type="float">
            <text:p>0.249956</text:p>
          </table:table-cell>
          <table:table-cell office:value-type="float" office:value="0.027203" calcext:value-type="float">
            <text:p>0.027203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0.105831" calcext:value-type="float">
            <text:p>0.105831</text:p>
          </table:table-cell>
          <table:table-cell office:value-type="float" office:value="0.250076" calcext:value-type="float">
            <text:p>0.250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353718" calcext:value-type="float">
            <text:p>0.353718</text:p>
          </table:table-cell>
          <table:table-cell office:value-type="float" office:value="0.035312" calcext:value-type="float">
            <text:p>0.035312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51369" calcext:value-type="float">
            <text:p>0.151369</text:p>
          </table:table-cell>
          <table:table-cell office:value-type="float" office:value="0.353839" calcext:value-type="float">
            <text:p>0.353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7296" calcext:value-type="float">
            <text:p>0.357296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358005" calcext:value-type="float">
            <text:p>0.358005</text:p>
          </table:table-cell>
          <table:table-cell office:value-type="float" office:value="0.034272" calcext:value-type="float">
            <text:p>0.034272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52995" calcext:value-type="float">
            <text:p>0.152995</text:p>
          </table:table-cell>
          <table:table-cell office:value-type="float" office:value="0.35813" calcext:value-type="float">
            <text:p>0.358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29" calcext:value-type="float">
            <text:p>0.355029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355688" calcext:value-type="float">
            <text:p>0.35568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166166" calcext:value-type="float">
            <text:p>0.166166</text:p>
          </table:table-cell>
          <table:table-cell office:value-type="float" office:value="0.152542" calcext:value-type="float">
            <text:p>0.152542</text:p>
          </table:table-cell>
          <table:table-cell office:value-type="float" office:value="0.355816" calcext:value-type="float">
            <text:p>0.355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245" calcext:value-type="float">
            <text:p>0.354245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037387" calcext:value-type="float">
            <text:p>0.037387</text:p>
          </table:table-cell>
          <table:table-cell office:value-type="float" office:value="0.165806" calcext:value-type="float">
            <text:p>0.165806</text:p>
          </table:table-cell>
          <table:table-cell office:value-type="float" office:value="0.151185" calcext:value-type="float">
            <text:p>0.151185</text:p>
          </table:table-cell>
          <table:table-cell office:value-type="float" office:value="0.35498" calcext:value-type="float">
            <text:p>0.35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0566" calcext:value-type="float">
            <text:p>0.330566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31227" calcext:value-type="float">
            <text:p>0.331227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141872" calcext:value-type="float">
            <text:p>0.141872</text:p>
          </table:table-cell>
          <table:table-cell office:value-type="float" office:value="0.331353" calcext:value-type="float">
            <text:p>0.331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1009" calcext:value-type="float">
            <text:p>0.351009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351668" calcext:value-type="float">
            <text:p>0.351668</text:p>
          </table:table-cell>
          <table:table-cell office:value-type="float" office:value="0.033851" calcext:value-type="float">
            <text:p>0.033851</text:p>
          </table:table-cell>
          <table:table-cell office:value-type="float" office:value="0.165825" calcext:value-type="float">
            <text:p>0.165825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351792" calcext:value-type="float">
            <text:p>0.351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94" calcext:value-type="float">
            <text:p>0.355794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356456" calcext:value-type="float">
            <text:p>0.356456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166481" calcext:value-type="float">
            <text:p>0.166481</text:p>
          </table:table-cell>
          <table:table-cell office:value-type="float" office:value="0.154445" calcext:value-type="float">
            <text:p>0.154445</text:p>
          </table:table-cell>
          <table:table-cell office:value-type="float" office:value="0.356577" calcext:value-type="float">
            <text:p>0.356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375" calcext:value-type="float">
            <text:p>0.354375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355039" calcext:value-type="float">
            <text:p>0.355039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165991" calcext:value-type="float">
            <text:p>0.165991</text:p>
          </table:table-cell>
          <table:table-cell office:value-type="float" office:value="0.15348" calcext:value-type="float">
            <text:p>0.15348</text:p>
          </table:table-cell>
          <table:table-cell office:value-type="float" office:value="0.355167" calcext:value-type="float">
            <text:p>0.355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459" calcext:value-type="float">
            <text:p>0.355459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35612" calcext:value-type="float">
            <text:p>0.35612</text:p>
          </table:table-cell>
          <table:table-cell office:value-type="float" office:value="0.037452" calcext:value-type="float">
            <text:p>0.037452</text:p>
          </table:table-cell>
          <table:table-cell office:value-type="float" office:value="0.166188" calcext:value-type="float">
            <text:p>0.166188</text:p>
          </table:table-cell>
          <table:table-cell office:value-type="float" office:value="0.151928" calcext:value-type="float">
            <text:p>0.151928</text:p>
          </table:table-cell>
          <table:table-cell office:value-type="float" office:value="0.356231" calcext:value-type="float">
            <text:p>0.356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91" calcext:value-type="float">
            <text:p>0.354091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035704" calcext:value-type="float">
            <text:p>0.035704</text:p>
          </table:table-cell>
          <table:table-cell office:value-type="float" office:value="0.166561" calcext:value-type="float">
            <text:p>0.166561</text:p>
          </table:table-cell>
          <table:table-cell office:value-type="float" office:value="0.151892" calcext:value-type="float">
            <text:p>0.151892</text:p>
          </table:table-cell>
          <table:table-cell office:value-type="float" office:value="0.354876" calcext:value-type="float">
            <text:p>0.354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11048" calcext:value-type="float">
            <text:p>0.411048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411725" calcext:value-type="float">
            <text:p>0.411725</text:p>
          </table:table-cell>
          <table:table-cell office:value-type="float" office:value="0.076448" calcext:value-type="float">
            <text:p>0.076448</text:p>
          </table:table-cell>
          <table:table-cell office:value-type="float" office:value="0.181138" calcext:value-type="float">
            <text:p>0.181138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411797" calcext:value-type="float">
            <text:p>0.411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826" calcext:value-type="float">
            <text:p>0.35482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355488" calcext:value-type="float">
            <text:p>0.355488</text:p>
          </table:table-cell>
          <table:table-cell office:value-type="float" office:value="0.037581" calcext:value-type="float">
            <text:p>0.037581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151713" calcext:value-type="float">
            <text:p>0.151713</text:p>
          </table:table-cell>
          <table:table-cell office:value-type="float" office:value="0.355619" calcext:value-type="float">
            <text:p>0.3556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2543" calcext:value-type="float">
            <text:p>0.38254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383207" calcext:value-type="float">
            <text:p>0.383207</text:p>
          </table:table-cell>
          <table:table-cell office:value-type="float" office:value="0.064169" calcext:value-type="float">
            <text:p>0.064169</text:p>
          </table:table-cell>
          <table:table-cell office:value-type="float" office:value="0.166841" calcext:value-type="float">
            <text:p>0.166841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383279" calcext:value-type="float">
            <text:p>0.3832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4347" calcext:value-type="float">
            <text:p>0.364347</text:p>
          </table:table-cell>
          <table:table-cell office:value-type="float" office:value="0.012102" calcext:value-type="float">
            <text:p>0.012102</text:p>
          </table:table-cell>
          <table:table-cell office:value-type="float" office:value="0.365007" calcext:value-type="float">
            <text:p>0.365007</text:p>
          </table:table-cell>
          <table:table-cell office:value-type="float" office:value="0.034248" calcext:value-type="float">
            <text:p>0.034248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151205" calcext:value-type="float">
            <text:p>0.151205</text:p>
          </table:table-cell>
          <table:table-cell office:value-type="float" office:value="0.365125" calcext:value-type="float">
            <text:p>0.365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05" calcext:value-type="float">
            <text:p>0.35400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354668" calcext:value-type="float">
            <text:p>0.354668</text:p>
          </table:table-cell>
          <table:table-cell office:value-type="float" office:value="0.036851" calcext:value-type="float">
            <text:p>0.036851</text:p>
          </table:table-cell>
          <table:table-cell office:value-type="float" office:value="0.165925" calcext:value-type="float">
            <text:p>0.165925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354791" calcext:value-type="float">
            <text:p>0.354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352" calcext:value-type="float">
            <text:p>0.356352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357012" calcext:value-type="float">
            <text:p>0.357012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0.151728" calcext:value-type="float">
            <text:p>0.151728</text:p>
          </table:table-cell>
          <table:table-cell office:value-type="float" office:value="0.357149" calcext:value-type="float">
            <text:p>0.357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812" calcext:value-type="float">
            <text:p>0.356812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357472" calcext:value-type="float">
            <text:p>0.357472</text:p>
          </table:table-cell>
          <table:table-cell office:value-type="float" office:value="0.039345" calcext:value-type="float">
            <text:p>0.039345</text:p>
          </table:table-cell>
          <table:table-cell office:value-type="float" office:value="0.165665" calcext:value-type="float">
            <text:p>0.165665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0.357596" calcext:value-type="float">
            <text:p>0.357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9984" calcext:value-type="float">
            <text:p>0.339984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340646" calcext:value-type="float">
            <text:p>0.340646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159527" calcext:value-type="float">
            <text:p>0.159527</text:p>
          </table:table-cell>
          <table:table-cell office:value-type="float" office:value="0.145852" calcext:value-type="float">
            <text:p>0.145852</text:p>
          </table:table-cell>
          <table:table-cell office:value-type="float" office:value="0.340767" calcext:value-type="float">
            <text:p>0.3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7545" calcext:value-type="float">
            <text:p>0.377545</text:p>
          </table:table-cell>
          <table:table-cell office:value-type="float" office:value="0.012777" calcext:value-type="float">
            <text:p>0.012777</text:p>
          </table:table-cell>
          <table:table-cell office:value-type="float" office:value="0.378221" calcext:value-type="float">
            <text:p>0.378221</text:p>
          </table:table-cell>
          <table:table-cell office:value-type="float" office:value="0.048725" calcext:value-type="float">
            <text:p>0.048725</text:p>
          </table:table-cell>
          <table:table-cell office:value-type="float" office:value="0.176458" calcext:value-type="float">
            <text:p>0.176458</text:p>
          </table:table-cell>
          <table:table-cell office:value-type="float" office:value="0.15248" calcext:value-type="float">
            <text:p>0.15248</text:p>
          </table:table-cell>
          <table:table-cell office:value-type="float" office:value="0.378353" calcext:value-type="float">
            <text:p>0.378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803" calcext:value-type="float">
            <text:p>0.352803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353466" calcext:value-type="float">
            <text:p>0.353466</text:p>
          </table:table-cell>
          <table:table-cell office:value-type="float" office:value="0.035773" calcext:value-type="float">
            <text:p>0.035773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151248" calcext:value-type="float">
            <text:p>0.151248</text:p>
          </table:table-cell>
          <table:table-cell office:value-type="float" office:value="0.353565" calcext:value-type="float">
            <text:p>0.35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35" calcext:value-type="float">
            <text:p>0.354635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036798" calcext:value-type="float">
            <text:p>0.036798</text:p>
          </table:table-cell>
          <table:table-cell office:value-type="float" office:value="0.166183" calcext:value-type="float">
            <text:p>0.166183</text:p>
          </table:table-cell>
          <table:table-cell office:value-type="float" office:value="0.151705" calcext:value-type="float">
            <text:p>0.151705</text:p>
          </table:table-cell>
          <table:table-cell office:value-type="float" office:value="0.355421" calcext:value-type="float">
            <text:p>0.355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4726" calcext:value-type="float">
            <text:p>0.27472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275392" calcext:value-type="float">
            <text:p>0.275392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130136" calcext:value-type="float">
            <text:p>0.130136</text:p>
          </table:table-cell>
          <table:table-cell office:value-type="float" office:value="0.105301" calcext:value-type="float">
            <text:p>0.105301</text:p>
          </table:table-cell>
          <table:table-cell office:value-type="float" office:value="0.275466" calcext:value-type="float">
            <text:p>0.275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58" calcext:value-type="float">
            <text:p>0.354058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472" calcext:value-type="float">
            <text:p>0.35472</text:p>
          </table:table-cell>
          <table:table-cell office:value-type="float" office:value="0.036815" calcext:value-type="float">
            <text:p>0.036815</text:p>
          </table:table-cell>
          <table:table-cell office:value-type="float" office:value="0.165487" calcext:value-type="float">
            <text:p>0.165487</text:p>
          </table:table-cell>
          <table:table-cell office:value-type="float" office:value="0.151823" calcext:value-type="float">
            <text:p>0.151823</text:p>
          </table:table-cell>
          <table:table-cell office:value-type="float" office:value="0.35484" calcext:value-type="float">
            <text:p>0.35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1067" calcext:value-type="float">
            <text:p>0.401067</text:p>
          </table:table-cell>
          <table:table-cell office:value-type="float" office:value="0.019124" calcext:value-type="float">
            <text:p>0.019124</text:p>
          </table:table-cell>
          <table:table-cell office:value-type="float" office:value="0.401726" calcext:value-type="float">
            <text:p>0.401726</text:p>
          </table:table-cell>
          <table:table-cell office:value-type="float" office:value="0.068301" calcext:value-type="float">
            <text:p>0.068301</text:p>
          </table:table-cell>
          <table:table-cell office:value-type="float" office:value="0.180851" calcext:value-type="float">
            <text:p>0.180851</text:p>
          </table:table-cell>
          <table:table-cell office:value-type="float" office:value="0.151917" calcext:value-type="float">
            <text:p>0.151917</text:p>
          </table:table-cell>
          <table:table-cell office:value-type="float" office:value="0.40185" calcext:value-type="float">
            <text:p>0.40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16302" calcext:value-type="float">
            <text:p>0.216302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216965" calcext:value-type="float">
            <text:p>0.216965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92084" calcext:value-type="float">
            <text:p>0.092084</text:p>
          </table:table-cell>
          <table:table-cell office:value-type="float" office:value="0.217038" calcext:value-type="float">
            <text:p>0.217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0626" calcext:value-type="float">
            <text:p>0.400626</text:p>
          </table:table-cell>
          <table:table-cell office:value-type="float" office:value="0.020917" calcext:value-type="float">
            <text:p>0.020917</text:p>
          </table:table-cell>
          <table:table-cell office:value-type="float" office:value="0.401288" calcext:value-type="float">
            <text:p>0.401288</text:p>
          </table:table-cell>
          <table:table-cell office:value-type="float" office:value="0.066814" calcext:value-type="float">
            <text:p>0.066814</text:p>
          </table:table-cell>
          <table:table-cell office:value-type="float" office:value="0.182167" calcext:value-type="float">
            <text:p>0.182167</text:p>
          </table:table-cell>
          <table:table-cell office:value-type="float" office:value="0.151753" calcext:value-type="float">
            <text:p>0.151753</text:p>
          </table:table-cell>
          <table:table-cell office:value-type="float" office:value="0.401402" calcext:value-type="float">
            <text:p>0.401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89" calcext:value-type="float">
            <text:p>0.353989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354651" calcext:value-type="float">
            <text:p>0.354651</text:p>
          </table:table-cell>
          <table:table-cell office:value-type="float" office:value="0.036683" calcext:value-type="float">
            <text:p>0.036683</text:p>
          </table:table-cell>
          <table:table-cell office:value-type="float" office:value="0.165384" calcext:value-type="float">
            <text:p>0.165384</text:p>
          </table:table-cell>
          <table:table-cell office:value-type="float" office:value="0.151979" calcext:value-type="float">
            <text:p>0.151979</text:p>
          </table:table-cell>
          <table:table-cell office:value-type="float" office:value="0.354767" calcext:value-type="float">
            <text:p>0.354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35372" calcext:value-type="float">
            <text:p>0.35372</text:p>
          </table:table-cell>
          <table:table-cell office:value-type="float" office:value="0.036254" calcext:value-type="float">
            <text:p>0.036254</text:p>
          </table:table-cell>
          <table:table-cell office:value-type="float" office:value="0.165283" calcext:value-type="float">
            <text:p>0.165283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353834" calcext:value-type="float">
            <text:p>0.353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72" calcext:value-type="float">
            <text:p>0.355172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.355863" calcext:value-type="float">
            <text:p>0.355863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166337" calcext:value-type="float">
            <text:p>0.166337</text:p>
          </table:table-cell>
          <table:table-cell office:value-type="float" office:value="0.153174" calcext:value-type="float">
            <text:p>0.153174</text:p>
          </table:table-cell>
          <table:table-cell office:value-type="float" office:value="0.355978" calcext:value-type="float">
            <text:p>0.3559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6208" calcext:value-type="float">
            <text:p>0.30620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306874" calcext:value-type="float">
            <text:p>0.306874</text:p>
          </table:table-cell>
          <table:table-cell office:value-type="float" office:value="0.029722" calcext:value-type="float">
            <text:p>0.029722</text:p>
          </table:table-cell>
          <table:table-cell office:value-type="float" office:value="0.143947" calcext:value-type="float">
            <text:p>0.143947</text:p>
          </table:table-cell>
          <table:table-cell office:value-type="float" office:value="0.130995" calcext:value-type="float">
            <text:p>0.130995</text:p>
          </table:table-cell>
          <table:table-cell office:value-type="float" office:value="0.307003" calcext:value-type="float">
            <text:p>0.307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571" calcext:value-type="float">
            <text:p>0.35457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355231" calcext:value-type="float">
            <text:p>0.355231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165462" calcext:value-type="float">
            <text:p>0.165462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355347" calcext:value-type="float">
            <text:p>0.355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01" calcext:value-type="float">
            <text:p>0.354601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.355262" calcext:value-type="float">
            <text:p>0.355262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165548" calcext:value-type="float">
            <text:p>0.165548</text:p>
          </table:table-cell>
          <table:table-cell office:value-type="float" office:value="0.153266" calcext:value-type="float">
            <text:p>0.153266</text:p>
          </table:table-cell>
          <table:table-cell office:value-type="float" office:value="0.355382" calcext:value-type="float">
            <text:p>0.355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581" calcext:value-type="float">
            <text:p>0.264581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265247" calcext:value-type="float">
            <text:p>0.265247</text:p>
          </table:table-cell>
          <table:table-cell office:value-type="float" office:value="0.028517" calcext:value-type="float">
            <text:p>0.028517</text:p>
          </table:table-cell>
          <table:table-cell office:value-type="float" office:value="0.123382" calcext:value-type="float">
            <text:p>0.123382</text:p>
          </table:table-cell>
          <table:table-cell office:value-type="float" office:value="0.112871" calcext:value-type="float">
            <text:p>0.112871</text:p>
          </table:table-cell>
          <table:table-cell office:value-type="float" office:value="0.265372" calcext:value-type="float">
            <text:p>0.265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91" calcext:value-type="float">
            <text:p>0.355091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355755" calcext:value-type="float">
            <text:p>0.355755</text:p>
          </table:table-cell>
          <table:table-cell office:value-type="float" office:value="0.037268" calcext:value-type="float">
            <text:p>0.037268</text:p>
          </table:table-cell>
          <table:table-cell office:value-type="float" office:value="0.166279" calcext:value-type="float">
            <text:p>0.166279</text:p>
          </table:table-cell>
          <table:table-cell office:value-type="float" office:value="0.151598" calcext:value-type="float">
            <text:p>0.151598</text:p>
          </table:table-cell>
          <table:table-cell office:value-type="float" office:value="0.35587" calcext:value-type="float">
            <text:p>0.35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20013" calcext:value-type="float">
            <text:p>0.220013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220676" calcext:value-type="float">
            <text:p>0.22067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0244" calcext:value-type="float">
            <text:p>0.10244</text:p>
          </table:table-cell>
          <table:table-cell office:value-type="float" office:value="0.093484" calcext:value-type="float">
            <text:p>0.093484</text:p>
          </table:table-cell>
          <table:table-cell office:value-type="float" office:value="0.220799" calcext:value-type="float">
            <text:p>0.220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1632" calcext:value-type="float">
            <text:p>0.351632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352295" calcext:value-type="float">
            <text:p>0.352295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0.165852" calcext:value-type="float">
            <text:p>0.165852</text:p>
          </table:table-cell>
          <table:table-cell office:value-type="float" office:value="0.15144" calcext:value-type="float">
            <text:p>0.15144</text:p>
          </table:table-cell>
          <table:table-cell office:value-type="float" office:value="0.352366" calcext:value-type="float">
            <text:p>0.352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79" calcext:value-type="float">
            <text:p>0.35379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354452" calcext:value-type="float">
            <text:p>0.354452</text:p>
          </table:table-cell>
          <table:table-cell office:value-type="float" office:value="0.035013" calcext:value-type="float">
            <text:p>0.035013</text:p>
          </table:table-cell>
          <table:table-cell office:value-type="float" office:value="0.166493" calcext:value-type="float">
            <text:p>0.166493</text:p>
          </table:table-cell>
          <table:table-cell office:value-type="float" office:value="0.152351" calcext:value-type="float">
            <text:p>0.152351</text:p>
          </table:table-cell>
          <table:table-cell office:value-type="float" office:value="0.354525" calcext:value-type="float">
            <text:p>0.354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12" calcext:value-type="float">
            <text:p>0.35341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354074" calcext:value-type="float">
            <text:p>0.354074</text:p>
          </table:table-cell>
          <table:table-cell office:value-type="float" office:value="0.035778" calcext:value-type="float">
            <text:p>0.035778</text:p>
          </table:table-cell>
          <table:table-cell office:value-type="float" office:value="0.165838" calcext:value-type="float">
            <text:p>0.165838</text:p>
          </table:table-cell>
          <table:table-cell office:value-type="float" office:value="0.151843" calcext:value-type="float">
            <text:p>0.151843</text:p>
          </table:table-cell>
          <table:table-cell office:value-type="float" office:value="0.3542" calcext:value-type="float">
            <text:p>0.3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7943" calcext:value-type="float">
            <text:p>0.367943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368602" calcext:value-type="float">
            <text:p>0.368602</text:p>
          </table:table-cell>
          <table:table-cell office:value-type="float" office:value="0.047956" calcext:value-type="float">
            <text:p>0.047956</text:p>
          </table:table-cell>
          <table:table-cell office:value-type="float" office:value="0.166928" calcext:value-type="float">
            <text:p>0.166928</text:p>
          </table:table-cell>
          <table:table-cell office:value-type="float" office:value="0.153165" calcext:value-type="float">
            <text:p>0.153165</text:p>
          </table:table-cell>
          <table:table-cell office:value-type="float" office:value="0.368671" calcext:value-type="float">
            <text:p>0.368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266" calcext:value-type="float">
            <text:p>0.354266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354959" calcext:value-type="float">
            <text:p>0.354959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168141" calcext:value-type="float">
            <text:p>0.168141</text:p>
          </table:table-cell>
          <table:table-cell office:value-type="float" office:value="0.153477" calcext:value-type="float">
            <text:p>0.153477</text:p>
          </table:table-cell>
          <table:table-cell office:value-type="float" office:value="0.355033" calcext:value-type="float">
            <text:p>0.355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17" calcext:value-type="float">
            <text:p>0.355117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355779" calcext:value-type="float">
            <text:p>0.355779</text:p>
          </table:table-cell>
          <table:table-cell office:value-type="float" office:value="0.035087" calcext:value-type="float">
            <text:p>0.035087</text:p>
          </table:table-cell>
          <table:table-cell office:value-type="float" office:value="0.167211" calcext:value-type="float">
            <text:p>0.167211</text:p>
          </table:table-cell>
          <table:table-cell office:value-type="float" office:value="0.15289" calcext:value-type="float">
            <text:p>0.15289</text:p>
          </table:table-cell>
          <table:table-cell office:value-type="float" office:value="0.355848" calcext:value-type="float">
            <text:p>0.355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74" calcext:value-type="float">
            <text:p>0.353974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354633" calcext:value-type="float">
            <text:p>0.354633</text:p>
          </table:table-cell>
          <table:table-cell office:value-type="float" office:value="0.035701" calcext:value-type="float">
            <text:p>0.035701</text:p>
          </table:table-cell>
          <table:table-cell office:value-type="float" office:value="0.166736" calcext:value-type="float">
            <text:p>0.166736</text:p>
          </table:table-cell>
          <table:table-cell office:value-type="float" office:value="0.15167" calcext:value-type="float">
            <text:p>0.15167</text:p>
          </table:table-cell>
          <table:table-cell office:value-type="float" office:value="0.354749" calcext:value-type="float">
            <text:p>0.354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23" calcext:value-type="float">
            <text:p>0.35392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354598" calcext:value-type="float">
            <text:p>0.354598</text:p>
          </table:table-cell>
          <table:table-cell office:value-type="float" office:value="0.032866" calcext:value-type="float">
            <text:p>0.032866</text:p>
          </table:table-cell>
          <table:table-cell office:value-type="float" office:value="0.167832" calcext:value-type="float">
            <text:p>0.167832</text:p>
          </table:table-cell>
          <table:table-cell office:value-type="float" office:value="0.153329" calcext:value-type="float">
            <text:p>0.153329</text:p>
          </table:table-cell>
          <table:table-cell office:value-type="float" office:value="0.354714" calcext:value-type="float">
            <text:p>0.354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656" calcext:value-type="float">
            <text:p>0.355656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356346" calcext:value-type="float">
            <text:p>0.356346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0.167224" calcext:value-type="float">
            <text:p>0.167224</text:p>
          </table:table-cell>
          <table:table-cell office:value-type="float" office:value="0.153166" calcext:value-type="float">
            <text:p>0.153166</text:p>
          </table:table-cell>
          <table:table-cell office:value-type="float" office:value="0.356463" calcext:value-type="float">
            <text:p>0.356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6833" calcext:value-type="float">
            <text:p>0.31683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317495" calcext:value-type="float">
            <text:p>0.317495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149814" calcext:value-type="float">
            <text:p>0.149814</text:p>
          </table:table-cell>
          <table:table-cell office:value-type="float" office:value="0.13685" calcext:value-type="float">
            <text:p>0.13685</text:p>
          </table:table-cell>
          <table:table-cell office:value-type="float" office:value="0.317568" calcext:value-type="float">
            <text:p>0.317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925" calcext:value-type="float">
            <text:p>0.354925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355587" calcext:value-type="float">
            <text:p>0.355587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167219" calcext:value-type="float">
            <text:p>0.167219</text:p>
          </table:table-cell>
          <table:table-cell office:value-type="float" office:value="0.152557" calcext:value-type="float">
            <text:p>0.152557</text:p>
          </table:table-cell>
          <table:table-cell office:value-type="float" office:value="0.355657" calcext:value-type="float">
            <text:p>0.355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93" calcext:value-type="float">
            <text:p>0.35593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356659" calcext:value-type="float">
            <text:p>0.356659</text:p>
          </table:table-cell>
          <table:table-cell office:value-type="float" office:value="0.035825" calcext:value-type="float">
            <text:p>0.035825</text:p>
          </table:table-cell>
          <table:table-cell office:value-type="float" office:value="0.166969" calcext:value-type="float">
            <text:p>0.166969</text:p>
          </table:table-cell>
          <table:table-cell office:value-type="float" office:value="0.153273" calcext:value-type="float">
            <text:p>0.153273</text:p>
          </table:table-cell>
          <table:table-cell office:value-type="float" office:value="0.35673" calcext:value-type="float">
            <text:p>0.35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28" calcext:value-type="float">
            <text:p>0.354028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354691" calcext:value-type="float">
            <text:p>0.354691</text:p>
          </table:table-cell>
          <table:table-cell office:value-type="float" office:value="0.030718" calcext:value-type="float">
            <text:p>0.030718</text:p>
          </table:table-cell>
          <table:table-cell office:value-type="float" office:value="0.168884" calcext:value-type="float">
            <text:p>0.168884</text:p>
          </table:table-cell>
          <table:table-cell office:value-type="float" office:value="0.154509" calcext:value-type="float">
            <text:p>0.154509</text:p>
          </table:table-cell>
          <table:table-cell office:value-type="float" office:value="0.354816" calcext:value-type="float">
            <text:p>0.354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4224" calcext:value-type="float">
            <text:p>0.304224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304885" calcext:value-type="float">
            <text:p>0.304885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143955" calcext:value-type="float">
            <text:p>0.143955</text:p>
          </table:table-cell>
          <table:table-cell office:value-type="float" office:value="0.131489" calcext:value-type="float">
            <text:p>0.131489</text:p>
          </table:table-cell>
          <table:table-cell office:value-type="float" office:value="0.304958" calcext:value-type="float">
            <text:p>0.304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2346" calcext:value-type="float">
            <text:p>0.372346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373009" calcext:value-type="float">
            <text:p>0.373009</text:p>
          </table:table-cell>
          <table:table-cell office:value-type="float" office:value="0.051278" calcext:value-type="float">
            <text:p>0.051278</text:p>
          </table:table-cell>
          <table:table-cell office:value-type="float" office:value="0.167408" calcext:value-type="float">
            <text:p>0.167408</text:p>
          </table:table-cell>
          <table:table-cell office:value-type="float" office:value="0.153803" calcext:value-type="float">
            <text:p>0.153803</text:p>
          </table:table-cell>
          <table:table-cell office:value-type="float" office:value="0.373136" calcext:value-type="float">
            <text:p>0.373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015862" calcext:value-type="float">
            <text:p>0.015862</text:p>
          </table:table-cell>
          <table:table-cell office:value-type="float" office:value="0.386206" calcext:value-type="float">
            <text:p>0.386206</text:p>
          </table:table-cell>
          <table:table-cell office:value-type="float" office:value="0.051112" calcext:value-type="float">
            <text:p>0.051112</text:p>
          </table:table-cell>
          <table:table-cell office:value-type="float" office:value="0.181597" calcext:value-type="float">
            <text:p>0.181597</text:p>
          </table:table-cell>
          <table:table-cell office:value-type="float" office:value="0.152945" calcext:value-type="float">
            <text:p>0.152945</text:p>
          </table:table-cell>
          <table:table-cell office:value-type="float" office:value="0.386278" calcext:value-type="float">
            <text:p>0.386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594" calcext:value-type="float">
            <text:p>0.354594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35528" calcext:value-type="float">
            <text:p>0.35528</text:p>
          </table:table-cell>
          <table:table-cell office:value-type="float" office:value="0.034355" calcext:value-type="float">
            <text:p>0.034355</text:p>
          </table:table-cell>
          <table:table-cell office:value-type="float" office:value="0.167298" calcext:value-type="float">
            <text:p>0.167298</text:p>
          </table:table-cell>
          <table:table-cell office:value-type="float" office:value="0.153055" calcext:value-type="float">
            <text:p>0.153055</text:p>
          </table:table-cell>
          <table:table-cell office:value-type="float" office:value="0.355395" calcext:value-type="float">
            <text:p>0.35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9243" calcext:value-type="float">
            <text:p>0.249243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249931" calcext:value-type="float">
            <text:p>0.249931</text:p>
          </table:table-cell>
          <table:table-cell office:value-type="float" office:value="0.025503" calcext:value-type="float">
            <text:p>0.025503</text:p>
          </table:table-cell>
          <table:table-cell office:value-type="float" office:value="0.116846" calcext:value-type="float">
            <text:p>0.116846</text:p>
          </table:table-cell>
          <table:table-cell office:value-type="float" office:value="0.107178" calcext:value-type="float">
            <text:p>0.107178</text:p>
          </table:table-cell>
          <table:table-cell office:value-type="float" office:value="0.249999" calcext:value-type="float">
            <text:p>0.24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5161" calcext:value-type="float">
            <text:p>0.375161</text:p>
          </table:table-cell>
          <table:table-cell office:value-type="float" office:value="0.008983" calcext:value-type="float">
            <text:p>0.008983</text:p>
          </table:table-cell>
          <table:table-cell office:value-type="float" office:value="0.375824" calcext:value-type="float">
            <text:p>0.375824</text:p>
          </table:table-cell>
          <table:table-cell office:value-type="float" office:value="0.046987" calcext:value-type="float">
            <text:p>0.046987</text:p>
          </table:table-cell>
          <table:table-cell office:value-type="float" office:value="0.174881" calcext:value-type="float">
            <text:p>0.174881</text:p>
          </table:table-cell>
          <table:table-cell office:value-type="float" office:value="0.153361" calcext:value-type="float">
            <text:p>0.153361</text:p>
          </table:table-cell>
          <table:table-cell office:value-type="float" office:value="0.375893" calcext:value-type="float">
            <text:p>0.3758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286" calcext:value-type="float">
            <text:p>0.355286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355951" calcext:value-type="float">
            <text:p>0.355951</text:p>
          </table:table-cell>
          <table:table-cell office:value-type="float" office:value="0.036172" calcext:value-type="float">
            <text:p>0.036172</text:p>
          </table:table-cell>
          <table:table-cell office:value-type="float" office:value="0.166405" calcext:value-type="float">
            <text:p>0.166405</text:p>
          </table:table-cell>
          <table:table-cell office:value-type="float" office:value="0.152819" calcext:value-type="float">
            <text:p>0.152819</text:p>
          </table:table-cell>
          <table:table-cell office:value-type="float" office:value="0.356062" calcext:value-type="float">
            <text:p>0.356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407" calcext:value-type="float">
            <text:p>0.356407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0.16773" calcext:value-type="float">
            <text:p>0.16773</text:p>
          </table:table-cell>
          <table:table-cell office:value-type="float" office:value="0.154296" calcext:value-type="float">
            <text:p>0.154296</text:p>
          </table:table-cell>
          <table:table-cell office:value-type="float" office:value="0.357154" calcext:value-type="float">
            <text:p>0.357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7721" calcext:value-type="float">
            <text:p>0.277721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278382" calcext:value-type="float">
            <text:p>0.278382</text:p>
          </table:table-cell>
          <table:table-cell office:value-type="float" office:value="0.028267" calcext:value-type="float">
            <text:p>0.028267</text:p>
          </table:table-cell>
          <table:table-cell office:value-type="float" office:value="0.13063" calcext:value-type="float">
            <text:p>0.13063</text:p>
          </table:table-cell>
          <table:table-cell office:value-type="float" office:value="0.119011" calcext:value-type="float">
            <text:p>0.119011</text:p>
          </table:table-cell>
          <table:table-cell office:value-type="float" office:value="0.278502" calcext:value-type="float">
            <text:p>0.278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101" calcext:value-type="float">
            <text:p>0.3531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53786" calcext:value-type="float">
            <text:p>0.353786</text:p>
          </table:table-cell>
          <table:table-cell office:value-type="float" office:value="0.035038" calcext:value-type="float">
            <text:p>0.035038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52535" calcext:value-type="float">
            <text:p>0.152535</text:p>
          </table:table-cell>
          <table:table-cell office:value-type="float" office:value="0.353909" calcext:value-type="float">
            <text:p>0.353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63" calcext:value-type="float">
            <text:p>0.353963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0.036328" calcext:value-type="float">
            <text:p>0.036328</text:p>
          </table:table-cell>
          <table:table-cell office:value-type="float" office:value="0.166082" calcext:value-type="float">
            <text:p>0.166082</text:p>
          </table:table-cell>
          <table:table-cell office:value-type="float" office:value="0.151688" calcext:value-type="float">
            <text:p>0.151688</text:p>
          </table:table-cell>
          <table:table-cell office:value-type="float" office:value="0.354782" calcext:value-type="float">
            <text:p>0.354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405" calcext:value-type="float">
            <text:p>0.356405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357069" calcext:value-type="float">
            <text:p>0.357069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53701" calcext:value-type="float">
            <text:p>0.153701</text:p>
          </table:table-cell>
          <table:table-cell office:value-type="float" office:value="0.357139" calcext:value-type="float">
            <text:p>0.357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2117" calcext:value-type="float">
            <text:p>0.31211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312776" calcext:value-type="float">
            <text:p>0.312776</text:p>
          </table:table-cell>
          <table:table-cell office:value-type="float" office:value="0.032383" calcext:value-type="float">
            <text:p>0.032383</text:p>
          </table:table-cell>
          <table:table-cell office:value-type="float" office:value="0.146506" calcext:value-type="float">
            <text:p>0.146506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0.312848" calcext:value-type="float">
            <text:p>0.312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93" calcext:value-type="float">
            <text:p>0.355193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355853" calcext:value-type="float">
            <text:p>0.355853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0.165908" calcext:value-type="float">
            <text:p>0.165908</text:p>
          </table:table-cell>
          <table:table-cell office:value-type="float" office:value="0.151549" calcext:value-type="float">
            <text:p>0.151549</text:p>
          </table:table-cell>
          <table:table-cell office:value-type="float" office:value="0.35597" calcext:value-type="float">
            <text:p>0.35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227" calcext:value-type="float">
            <text:p>0.356227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356896" calcext:value-type="float">
            <text:p>0.356896</text:p>
          </table:table-cell>
          <table:table-cell office:value-type="float" office:value="0.036502" calcext:value-type="float">
            <text:p>0.036502</text:p>
          </table:table-cell>
          <table:table-cell office:value-type="float" office:value="0.166833" calcext:value-type="float">
            <text:p>0.166833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356968" calcext:value-type="float">
            <text:p>0.356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364" calcext:value-type="float">
            <text:p>0.353364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354029" calcext:value-type="float">
            <text:p>0.354029</text:p>
          </table:table-cell>
          <table:table-cell office:value-type="float" office:value="0.035973" calcext:value-type="float">
            <text:p>0.035973</text:p>
          </table:table-cell>
          <table:table-cell office:value-type="float" office:value="0.165971" calcext:value-type="float">
            <text:p>0.165971</text:p>
          </table:table-cell>
          <table:table-cell office:value-type="float" office:value="0.151465" calcext:value-type="float">
            <text:p>0.151465</text:p>
          </table:table-cell>
          <table:table-cell office:value-type="float" office:value="0.35415" calcext:value-type="float">
            <text:p>0.35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401" calcext:value-type="float">
            <text:p>0.352401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353063" calcext:value-type="float">
            <text:p>0.353063</text:p>
          </table:table-cell>
          <table:table-cell office:value-type="float" office:value="0.034788" calcext:value-type="float">
            <text:p>0.034788</text:p>
          </table:table-cell>
          <table:table-cell office:value-type="float" office:value="0.16571" calcext:value-type="float">
            <text:p>0.16571</text:p>
          </table:table-cell>
          <table:table-cell office:value-type="float" office:value="0.15198" calcext:value-type="float">
            <text:p>0.15198</text:p>
          </table:table-cell>
          <table:table-cell office:value-type="float" office:value="0.353186" calcext:value-type="float">
            <text:p>0.353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9362" calcext:value-type="float">
            <text:p>0.359362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360021" calcext:value-type="float">
            <text:p>0.360021</text:p>
          </table:table-cell>
          <table:table-cell office:value-type="float" office:value="0.041058" calcext:value-type="float">
            <text:p>0.041058</text:p>
          </table:table-cell>
          <table:table-cell office:value-type="float" office:value="0.166008" calcext:value-type="float">
            <text:p>0.166008</text:p>
          </table:table-cell>
          <table:table-cell office:value-type="float" office:value="0.152359" calcext:value-type="float">
            <text:p>0.152359</text:p>
          </table:table-cell>
          <table:table-cell office:value-type="float" office:value="0.36008" calcext:value-type="float">
            <text:p>0.36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2946" calcext:value-type="float">
            <text:p>0.372946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373611" calcext:value-type="float">
            <text:p>0.373611</text:p>
          </table:table-cell>
          <table:table-cell office:value-type="float" office:value="0.053659" calcext:value-type="float">
            <text:p>0.053659</text:p>
          </table:table-cell>
          <table:table-cell office:value-type="float" office:value="0.166768" calcext:value-type="float">
            <text:p>0.166768</text:p>
          </table:table-cell>
          <table:table-cell office:value-type="float" office:value="0.152654" calcext:value-type="float">
            <text:p>0.152654</text:p>
          </table:table-cell>
          <table:table-cell office:value-type="float" office:value="0.373687" calcext:value-type="float">
            <text:p>0.373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87" calcext:value-type="float">
            <text:p>0.353487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354164" calcext:value-type="float">
            <text:p>0.354164</text:p>
          </table:table-cell>
          <table:table-cell office:value-type="float" office:value="0.035709" calcext:value-type="float">
            <text:p>0.035709</text:p>
          </table:table-cell>
          <table:table-cell office:value-type="float" office:value="0.166088" calcext:value-type="float">
            <text:p>0.166088</text:p>
          </table:table-cell>
          <table:table-cell office:value-type="float" office:value="0.151932" calcext:value-type="float">
            <text:p>0.151932</text:p>
          </table:table-cell>
          <table:table-cell office:value-type="float" office:value="0.354277" calcext:value-type="float">
            <text:p>0.354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32" calcext:value-type="float">
            <text:p>0.35332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5398" calcext:value-type="float">
            <text:p>0.35398</text:p>
          </table:table-cell>
          <table:table-cell office:value-type="float" office:value="0.035932" calcext:value-type="float">
            <text:p>0.035932</text:p>
          </table:table-cell>
          <table:table-cell office:value-type="float" office:value="0.165948" calcext:value-type="float">
            <text:p>0.165948</text:p>
          </table:table-cell>
          <table:table-cell office:value-type="float" office:value="0.151637" calcext:value-type="float">
            <text:p>0.151637</text:p>
          </table:table-cell>
          <table:table-cell office:value-type="float" office:value="0.3541" calcext:value-type="float">
            <text:p>0.3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834" calcext:value-type="float">
            <text:p>0.353834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354493" calcext:value-type="float">
            <text:p>0.354493</text:p>
          </table:table-cell>
          <table:table-cell office:value-type="float" office:value="0.036444" calcext:value-type="float">
            <text:p>0.036444</text:p>
          </table:table-cell>
          <table:table-cell office:value-type="float" office:value="0.166046" calcext:value-type="float">
            <text:p>0.166046</text:p>
          </table:table-cell>
          <table:table-cell office:value-type="float" office:value="0.151509" calcext:value-type="float">
            <text:p>0.151509</text:p>
          </table:table-cell>
          <table:table-cell office:value-type="float" office:value="0.354617" calcext:value-type="float">
            <text:p>0.354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12" calcext:value-type="float">
            <text:p>0.355712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356375" calcext:value-type="float">
            <text:p>0.356375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165493" calcext:value-type="float">
            <text:p>0.165493</text:p>
          </table:table-cell>
          <table:table-cell office:value-type="float" office:value="0.151483" calcext:value-type="float">
            <text:p>0.151483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961" calcext:value-type="float">
            <text:p>0.35596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6625" calcext:value-type="float">
            <text:p>0.356625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0.165458" calcext:value-type="float">
            <text:p>0.165458</text:p>
          </table:table-cell>
          <table:table-cell office:value-type="float" office:value="0.151273" calcext:value-type="float">
            <text:p>0.151273</text:p>
          </table:table-cell>
          <table:table-cell office:value-type="float" office:value="0.356743" calcext:value-type="float">
            <text:p>0.356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939" calcext:value-type="float">
            <text:p>0.354939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355601" calcext:value-type="float">
            <text:p>0.355601</text:p>
          </table:table-cell>
          <table:table-cell office:value-type="float" office:value="0.033039" calcext:value-type="float">
            <text:p>0.033039</text:p>
          </table:table-cell>
          <table:table-cell office:value-type="float" office:value="0.165899" calcext:value-type="float">
            <text:p>0.165899</text:p>
          </table:table-cell>
          <table:table-cell office:value-type="float" office:value="0.152199" calcext:value-type="float">
            <text:p>0.152199</text:p>
          </table:table-cell>
          <table:table-cell office:value-type="float" office:value="0.355723" calcext:value-type="float">
            <text:p>0.355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654" calcext:value-type="float">
            <text:p>0.353654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54325" calcext:value-type="float">
            <text:p>0.354325</text:p>
          </table:table-cell>
          <table:table-cell office:value-type="float" office:value="0.036449" calcext:value-type="float">
            <text:p>0.036449</text:p>
          </table:table-cell>
          <table:table-cell office:value-type="float" office:value="0.165856" calcext:value-type="float">
            <text:p>0.165856</text:p>
          </table:table-cell>
          <table:table-cell office:value-type="float" office:value="0.151454" calcext:value-type="float">
            <text:p>0.151454</text:p>
          </table:table-cell>
          <table:table-cell office:value-type="float" office:value="0.354448" calcext:value-type="float">
            <text:p>0.354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11" calcext:value-type="float">
            <text:p>0.353411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354087" calcext:value-type="float">
            <text:p>0.354087</text:p>
          </table:table-cell>
          <table:table-cell office:value-type="float" office:value="0.035495" calcext:value-type="float">
            <text:p>0.035495</text:p>
          </table:table-cell>
          <table:table-cell office:value-type="float" office:value="0.165897" calcext:value-type="float">
            <text:p>0.165897</text:p>
          </table:table-cell>
          <table:table-cell office:value-type="float" office:value="0.152076" calcext:value-type="float">
            <text:p>0.152076</text:p>
          </table:table-cell>
          <table:table-cell office:value-type="float" office:value="0.354207" calcext:value-type="float">
            <text:p>0.354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3255" calcext:value-type="float">
            <text:p>0.403255</text:p>
          </table:table-cell>
          <table:table-cell office:value-type="float" office:value="0.015804" calcext:value-type="float">
            <text:p>0.015804</text:p>
          </table:table-cell>
          <table:table-cell office:value-type="float" office:value="0.403916" calcext:value-type="float">
            <text:p>0.403916</text:p>
          </table:table-cell>
          <table:table-cell office:value-type="float" office:value="0.071288" calcext:value-type="float">
            <text:p>0.071288</text:p>
          </table:table-cell>
          <table:table-cell office:value-type="float" office:value="0.180898" calcext:value-type="float">
            <text:p>0.180898</text:p>
          </table:table-cell>
          <table:table-cell office:value-type="float" office:value="0.151236" calcext:value-type="float">
            <text:p>0.151236</text:p>
          </table:table-cell>
          <table:table-cell office:value-type="float" office:value="0.404036" calcext:value-type="float">
            <text:p>0.404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855" calcext:value-type="float">
            <text:p>0.354855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355514" calcext:value-type="float">
            <text:p>0.355514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0.165577" calcext:value-type="float">
            <text:p>0.165577</text:p>
          </table:table-cell>
          <table:table-cell office:value-type="float" office:value="0.151597" calcext:value-type="float">
            <text:p>0.151597</text:p>
          </table:table-cell>
          <table:table-cell office:value-type="float" office:value="0.355635" calcext:value-type="float">
            <text:p>0.35563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formula="of:=MIN([.D1:.D100])" office:value-type="float" office:value="0.216302" calcext:value-type="float">
            <text:p>0.216302</text:p>
          </table:table-cell>
          <table:table-cell table:formula="of:=MIN([.E1:.E100])" office:value-type="float" office:value="0.000902" calcext:value-type="float">
            <text:p>0.000902</text:p>
          </table:table-cell>
          <table:table-cell table:formula="of:=MIN([.F1:.F100])" office:value-type="float" office:value="0.216965" calcext:value-type="float">
            <text:p>0.216965</text:p>
          </table:table-cell>
          <table:table-cell table:formula="of:=MIN([.G1:.G100])" office:value-type="float" office:value="0.0208" calcext:value-type="float">
            <text:p>0.0208</text:p>
          </table:table-cell>
          <table:table-cell table:formula="of:=MIN([.H1:.H100])" office:value-type="float" office:value="0.100675" calcext:value-type="float">
            <text:p>0.100675</text:p>
          </table:table-cell>
          <table:table-cell table:formula="of:=MIN([.I1:.I100])" office:value-type="float" office:value="0.092084" calcext:value-type="float">
            <text:p>0.092084</text:p>
          </table:table-cell>
          <table:table-cell table:formula="of:=MIN([.J1:.J100])" office:value-type="float" office:value="0.217038" calcext:value-type="float">
            <text:p>0.2170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formula="of:=MAX([.D1:.D100])" office:value-type="float" office:value="0.411048" calcext:value-type="float">
            <text:p>0.411048</text:p>
          </table:table-cell>
          <table:table-cell table:formula="of:=MAX([.E1:.E100])" office:value-type="float" office:value="0.028564" calcext:value-type="float">
            <text:p>0.028564</text:p>
          </table:table-cell>
          <table:table-cell table:formula="of:=MAX([.F1:.F100])" office:value-type="float" office:value="0.411725" calcext:value-type="float">
            <text:p>0.411725</text:p>
          </table:table-cell>
          <table:table-cell table:formula="of:=MAX([.G1:.G100])" office:value-type="float" office:value="0.076448" calcext:value-type="float">
            <text:p>0.076448</text:p>
          </table:table-cell>
          <table:table-cell table:formula="of:=MAX([.H1:.H100])" office:value-type="float" office:value="0.182812" calcext:value-type="float">
            <text:p>0.182812</text:p>
          </table:table-cell>
          <table:table-cell table:formula="of:=MAX([.I1:.I100])" office:value-type="float" office:value="0.154509" calcext:value-type="float">
            <text:p>0.154509</text:p>
          </table:table-cell>
          <table:table-cell table:formula="of:=MAX([.J1:.J100])" office:value-type="float" office:value="0.411797" calcext:value-type="float">
            <text:p>0.4117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matrix-columns-spanned="1" table:number-matrix-rows-spanned="27" table:formula="of:=FREQUENCY([.J1:.J100];[.D106:.D1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DRAM_only" table:style-name="ta1">
        <table:shapes>
          <draw:frame draw:z-index="0" draw:style-name="gr1" draw:text-style-name="P1" svg:width="6.2988in" svg:height="3.5429in" svg:x="0.3134in" svg:y="23.4535in">
            <draw:object draw:notify-on-update-of-ranges="DRAM_only.B105:DRAM_only.B130 DRAM_only.C105:DRAM_only.C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737" calcext:value-type="float">
            <text:p>0.366737</text:p>
          </table:table-cell>
          <table:table-cell office:value-type="float" office:value="0.346111" calcext:value-type="float">
            <text:p>0.346111</text:p>
          </table:table-cell>
          <table:table-cell office:value-type="float" office:value="0.020626" calcext:value-type="float">
            <text:p>0.0206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98" calcext:value-type="float">
            <text:p>0.36798</text:p>
          </table:table-cell>
          <table:table-cell office:value-type="float" office:value="0.347231" calcext:value-type="float">
            <text:p>0.347231</text:p>
          </table:table-cell>
          <table:table-cell office:value-type="float" office:value="0.020749" calcext:value-type="float">
            <text:p>0.0207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75" calcext:value-type="float">
            <text:p>0.367575</text:p>
          </table:table-cell>
          <table:table-cell office:value-type="float" office:value="0.346838" calcext:value-type="float">
            <text:p>0.346838</text:p>
          </table:table-cell>
          <table:table-cell office:value-type="float" office:value="0.020737" calcext:value-type="float">
            <text:p>0.020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33" calcext:value-type="float">
            <text:p>0.368533</text:p>
          </table:table-cell>
          <table:table-cell office:value-type="float" office:value="0.347397" calcext:value-type="float">
            <text:p>0.347397</text:p>
          </table:table-cell>
          <table:table-cell office:value-type="float" office:value="0.021136" calcext:value-type="float">
            <text:p>0.021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029" calcext:value-type="float">
            <text:p>0.37029</text:p>
          </table:table-cell>
          <table:table-cell office:value-type="float" office:value="0.348968" calcext:value-type="float">
            <text:p>0.348968</text:p>
          </table:table-cell>
          <table:table-cell office:value-type="float" office:value="0.021322" calcext:value-type="float">
            <text:p>0.021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099" calcext:value-type="float">
            <text:p>0.369099</text:p>
          </table:table-cell>
          <table:table-cell office:value-type="float" office:value="0.34835" calcext:value-type="float">
            <text:p>0.34835</text:p>
          </table:table-cell>
          <table:table-cell office:value-type="float" office:value="0.020749" calcext:value-type="float">
            <text:p>0.0207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408" calcext:value-type="float">
            <text:p>0.368408</text:p>
          </table:table-cell>
          <table:table-cell office:value-type="float" office:value="0.346373" calcext:value-type="float">
            <text:p>0.346373</text:p>
          </table:table-cell>
          <table:table-cell office:value-type="float" office:value="0.022035" calcext:value-type="float">
            <text:p>0.0220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192" calcext:value-type="float">
            <text:p>0.368192</text:p>
          </table:table-cell>
          <table:table-cell office:value-type="float" office:value="0.347258" calcext:value-type="float">
            <text:p>0.347258</text:p>
          </table:table-cell>
          <table:table-cell office:value-type="float" office:value="0.020934" calcext:value-type="float">
            <text:p>0.020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995" calcext:value-type="float">
            <text:p>0.367995</text:p>
          </table:table-cell>
          <table:table-cell office:value-type="float" office:value="0.347323" calcext:value-type="float">
            <text:p>0.347323</text:p>
          </table:table-cell>
          <table:table-cell office:value-type="float" office:value="0.020672" calcext:value-type="float">
            <text:p>0.020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783" calcext:value-type="float">
            <text:p>0.367783</text:p>
          </table:table-cell>
          <table:table-cell office:value-type="float" office:value="0.347096" calcext:value-type="float">
            <text:p>0.347096</text:p>
          </table:table-cell>
          <table:table-cell office:value-type="float" office:value="0.020687" calcext:value-type="float">
            <text:p>0.020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283" calcext:value-type="float">
            <text:p>0.368283</text:p>
          </table:table-cell>
          <table:table-cell office:value-type="float" office:value="0.347634" calcext:value-type="float">
            <text:p>0.347634</text:p>
          </table:table-cell>
          <table:table-cell office:value-type="float" office:value="0.020649" calcext:value-type="float">
            <text:p>0.0206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755" calcext:value-type="float">
            <text:p>0.366755</text:p>
          </table:table-cell>
          <table:table-cell office:value-type="float" office:value="0.346042" calcext:value-type="float">
            <text:p>0.346042</text:p>
          </table:table-cell>
          <table:table-cell office:value-type="float" office:value="0.020713" calcext:value-type="float">
            <text:p>0.020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418" calcext:value-type="float">
            <text:p>0.368418</text:p>
          </table:table-cell>
          <table:table-cell office:value-type="float" office:value="0.347766" calcext:value-type="float">
            <text:p>0.347766</text:p>
          </table:table-cell>
          <table:table-cell office:value-type="float" office:value="0.020652" calcext:value-type="float">
            <text:p>0.020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43" calcext:value-type="float">
            <text:p>0.367843</text:p>
          </table:table-cell>
          <table:table-cell office:value-type="float" office:value="0.347177" calcext:value-type="float">
            <text:p>0.347177</text:p>
          </table:table-cell>
          <table:table-cell office:value-type="float" office:value="0.020666" calcext:value-type="float">
            <text:p>0.020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175" calcext:value-type="float">
            <text:p>0.367175</text:p>
          </table:table-cell>
          <table:table-cell office:value-type="float" office:value="0.346431" calcext:value-type="float">
            <text:p>0.346431</text:p>
          </table:table-cell>
          <table:table-cell office:value-type="float" office:value="0.020744" calcext:value-type="float">
            <text:p>0.020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39" calcext:value-type="float">
            <text:p>0.367839</text:p>
          </table:table-cell>
          <table:table-cell office:value-type="float" office:value="0.347234" calcext:value-type="float">
            <text:p>0.347234</text:p>
          </table:table-cell>
          <table:table-cell office:value-type="float" office:value="0.020606" calcext:value-type="float">
            <text:p>0.020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007" calcext:value-type="float">
            <text:p>0.367007</text:p>
          </table:table-cell>
          <table:table-cell office:value-type="float" office:value="0.346374" calcext:value-type="float">
            <text:p>0.346374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2" calcext:value-type="float">
            <text:p>0.36762</text:p>
          </table:table-cell>
          <table:table-cell office:value-type="float" office:value="0.347035" calcext:value-type="float">
            <text:p>0.347035</text:p>
          </table:table-cell>
          <table:table-cell office:value-type="float" office:value="0.020585" calcext:value-type="float">
            <text:p>0.0205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46853" calcext:value-type="float">
            <text:p>0.346853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886" calcext:value-type="float">
            <text:p>0.368886</text:p>
          </table:table-cell>
          <table:table-cell office:value-type="float" office:value="0.347986" calcext:value-type="float">
            <text:p>0.347986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643" calcext:value-type="float">
            <text:p>0.368643</text:p>
          </table:table-cell>
          <table:table-cell office:value-type="float" office:value="0.347968" calcext:value-type="float">
            <text:p>0.347968</text:p>
          </table:table-cell>
          <table:table-cell office:value-type="float" office:value="0.020675" calcext:value-type="float">
            <text:p>0.0206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843" calcext:value-type="float">
            <text:p>0.366843</text:p>
          </table:table-cell>
          <table:table-cell office:value-type="float" office:value="0.346147" calcext:value-type="float">
            <text:p>0.346147</text:p>
          </table:table-cell>
          <table:table-cell office:value-type="float" office:value="0.020696" calcext:value-type="float">
            <text:p>0.020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347015" calcext:value-type="float">
            <text:p>0.347015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46" calcext:value-type="float">
            <text:p>0.367546</text:p>
          </table:table-cell>
          <table:table-cell office:value-type="float" office:value="0.346905" calcext:value-type="float">
            <text:p>0.346905</text:p>
          </table:table-cell>
          <table:table-cell office:value-type="float" office:value="0.020641" calcext:value-type="float">
            <text:p>0.020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55" calcext:value-type="float">
            <text:p>0.368055</text:p>
          </table:table-cell>
          <table:table-cell office:value-type="float" office:value="0.346998" calcext:value-type="float">
            <text:p>0.346998</text:p>
          </table:table-cell>
          <table:table-cell office:value-type="float" office:value="0.021057" calcext:value-type="float">
            <text:p>0.0210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54" calcext:value-type="float">
            <text:p>0.367554</text:p>
          </table:table-cell>
          <table:table-cell office:value-type="float" office:value="0.34693" calcext:value-type="float">
            <text:p>0.34693</text:p>
          </table:table-cell>
          <table:table-cell office:value-type="float" office:value="0.020624" calcext:value-type="float">
            <text:p>0.020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4491" calcext:value-type="float">
            <text:p>0.394491</text:p>
          </table:table-cell>
          <table:table-cell office:value-type="float" office:value="0.373735" calcext:value-type="float">
            <text:p>0.373735</text:p>
          </table:table-cell>
          <table:table-cell office:value-type="float" office:value="0.020756" calcext:value-type="float">
            <text:p>0.020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27" calcext:value-type="float">
            <text:p>0.367527</text:p>
          </table:table-cell>
          <table:table-cell office:value-type="float" office:value="0.346805" calcext:value-type="float">
            <text:p>0.346805</text:p>
          </table:table-cell>
          <table:table-cell office:value-type="float" office:value="0.020722" calcext:value-type="float">
            <text:p>0.0207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020688" calcext:value-type="float">
            <text:p>0.020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37" calcext:value-type="float">
            <text:p>0.36937</text:p>
          </table:table-cell>
          <table:table-cell office:value-type="float" office:value="0.348775" calcext:value-type="float">
            <text:p>0.348775</text:p>
          </table:table-cell>
          <table:table-cell office:value-type="float" office:value="0.020595" calcext:value-type="float">
            <text:p>0.0205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44" calcext:value-type="float">
            <text:p>0.367344</text:p>
          </table:table-cell>
          <table:table-cell office:value-type="float" office:value="0.346656" calcext:value-type="float">
            <text:p>0.346656</text:p>
          </table:table-cell>
          <table:table-cell office:value-type="float" office:value="0.020688" calcext:value-type="float">
            <text:p>0.020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94" calcext:value-type="float">
            <text:p>0.367294</text:p>
          </table:table-cell>
          <table:table-cell office:value-type="float" office:value="0.346245" calcext:value-type="float">
            <text:p>0.346245</text:p>
          </table:table-cell>
          <table:table-cell office:value-type="float" office:value="0.021049" calcext:value-type="float">
            <text:p>0.021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13" calcext:value-type="float">
            <text:p>0.36913</text:p>
          </table:table-cell>
          <table:table-cell office:value-type="float" office:value="0.347765" calcext:value-type="float">
            <text:p>0.347765</text:p>
          </table:table-cell>
          <table:table-cell office:value-type="float" office:value="0.021365" calcext:value-type="float">
            <text:p>0.021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56" calcext:value-type="float">
            <text:p>0.367556</text:p>
          </table:table-cell>
          <table:table-cell office:value-type="float" office:value="0.346955" calcext:value-type="float">
            <text:p>0.346955</text:p>
          </table:table-cell>
          <table:table-cell office:value-type="float" office:value="0.020601" calcext:value-type="float">
            <text:p>0.020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4719" calcext:value-type="float">
            <text:p>0.234719</text:p>
          </table:table-cell>
          <table:table-cell office:value-type="float" office:value="0.220816" calcext:value-type="float">
            <text:p>0.220816</text:p>
          </table:table-cell>
          <table:table-cell office:value-type="float" office:value="0.013903" calcext:value-type="float">
            <text:p>0.0139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91" calcext:value-type="float">
            <text:p>0.368591</text:p>
          </table:table-cell>
          <table:table-cell office:value-type="float" office:value="0.347863" calcext:value-type="float">
            <text:p>0.347863</text:p>
          </table:table-cell>
          <table:table-cell office:value-type="float" office:value="0.020728" calcext:value-type="float">
            <text:p>0.020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81" calcext:value-type="float">
            <text:p>0.368581</text:p>
          </table:table-cell>
          <table:table-cell office:value-type="float" office:value="0.34792" calcext:value-type="float">
            <text:p>0.34792</text:p>
          </table:table-cell>
          <table:table-cell office:value-type="float" office:value="0.020661" calcext:value-type="float">
            <text:p>0.020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63266" calcext:value-type="float">
            <text:p>0.263266</text:p>
          </table:table-cell>
          <table:table-cell office:value-type="float" office:value="0.248491" calcext:value-type="float">
            <text:p>0.248491</text:p>
          </table:table-cell>
          <table:table-cell office:value-type="float" office:value="0.014775" calcext:value-type="float">
            <text:p>0.014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63" calcext:value-type="float">
            <text:p>0.368063</text:p>
          </table:table-cell>
          <table:table-cell office:value-type="float" office:value="0.347383" calcext:value-type="float">
            <text:p>0.347383</text:p>
          </table:table-cell>
          <table:table-cell office:value-type="float" office:value="0.02068" calcext:value-type="float">
            <text:p>0.020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83" calcext:value-type="float">
            <text:p>0.366983</text:p>
          </table:table-cell>
          <table:table-cell office:value-type="float" office:value="0.346305" calcext:value-type="float">
            <text:p>0.346305</text:p>
          </table:table-cell>
          <table:table-cell office:value-type="float" office:value="0.020678" calcext:value-type="float">
            <text:p>0.020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796" calcext:value-type="float">
            <text:p>0.368796</text:p>
          </table:table-cell>
          <table:table-cell office:value-type="float" office:value="0.348123" calcext:value-type="float">
            <text:p>0.348123</text:p>
          </table:table-cell>
          <table:table-cell office:value-type="float" office:value="0.020673" calcext:value-type="float">
            <text:p>0.020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163" calcext:value-type="float">
            <text:p>0.368163</text:p>
          </table:table-cell>
          <table:table-cell office:value-type="float" office:value="0.347493" calcext:value-type="float">
            <text:p>0.347493</text:p>
          </table:table-cell>
          <table:table-cell office:value-type="float" office:value="0.020669" calcext:value-type="float">
            <text:p>0.0206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793" calcext:value-type="float">
            <text:p>0.374793</text:p>
          </table:table-cell>
          <table:table-cell office:value-type="float" office:value="0.353838" calcext:value-type="float">
            <text:p>0.353838</text:p>
          </table:table-cell>
          <table:table-cell office:value-type="float" office:value="0.020955" calcext:value-type="float">
            <text:p>0.0209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977" calcext:value-type="float">
            <text:p>0.374977</text:p>
          </table:table-cell>
          <table:table-cell office:value-type="float" office:value="0.354333" calcext:value-type="float">
            <text:p>0.354333</text:p>
          </table:table-cell>
          <table:table-cell office:value-type="float" office:value="0.020644" calcext:value-type="float">
            <text:p>0.020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2116" calcext:value-type="float">
            <text:p>0.382116</text:p>
          </table:table-cell>
          <table:table-cell office:value-type="float" office:value="0.361472" calcext:value-type="float">
            <text:p>0.361472</text:p>
          </table:table-cell>
          <table:table-cell office:value-type="float" office:value="0.020644" calcext:value-type="float">
            <text:p>0.020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655" calcext:value-type="float">
            <text:p>0.368655</text:p>
          </table:table-cell>
          <table:table-cell office:value-type="float" office:value="0.347444" calcext:value-type="float">
            <text:p>0.347444</text:p>
          </table:table-cell>
          <table:table-cell office:value-type="float" office:value="0.021211" calcext:value-type="float">
            <text:p>0.021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736" calcext:value-type="float">
            <text:p>0.375736</text:p>
          </table:table-cell>
          <table:table-cell office:value-type="float" office:value="0.354263" calcext:value-type="float">
            <text:p>0.354263</text:p>
          </table:table-cell>
          <table:table-cell office:value-type="float" office:value="0.021473" calcext:value-type="float">
            <text:p>0.021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0526" calcext:value-type="float">
            <text:p>0.370526</text:p>
          </table:table-cell>
          <table:table-cell office:value-type="float" office:value="0.349087" calcext:value-type="float">
            <text:p>0.349087</text:p>
          </table:table-cell>
          <table:table-cell office:value-type="float" office:value="0.021438" calcext:value-type="float">
            <text:p>0.021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532" calcext:value-type="float">
            <text:p>0.369532</text:p>
          </table:table-cell>
          <table:table-cell office:value-type="float" office:value="0.348185" calcext:value-type="float">
            <text:p>0.348185</text:p>
          </table:table-cell>
          <table:table-cell office:value-type="float" office:value="0.021347" calcext:value-type="float">
            <text:p>0.021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788" calcext:value-type="float">
            <text:p>0.368788</text:p>
          </table:table-cell>
          <table:table-cell office:value-type="float" office:value="0.348113" calcext:value-type="float">
            <text:p>0.348113</text:p>
          </table:table-cell>
          <table:table-cell office:value-type="float" office:value="0.020675" calcext:value-type="float">
            <text:p>0.0206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87" calcext:value-type="float">
            <text:p>0.367287</text:p>
          </table:table-cell>
          <table:table-cell office:value-type="float" office:value="0.346582" calcext:value-type="float">
            <text:p>0.346582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36" calcext:value-type="float">
            <text:p>0.367336</text:p>
          </table:table-cell>
          <table:table-cell office:value-type="float" office:value="0.346727" calcext:value-type="float">
            <text:p>0.346727</text:p>
          </table:table-cell>
          <table:table-cell office:value-type="float" office:value="0.020609" calcext:value-type="float">
            <text:p>0.0206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9121" calcext:value-type="float">
            <text:p>0.379121</text:p>
          </table:table-cell>
          <table:table-cell office:value-type="float" office:value="0.357564" calcext:value-type="float">
            <text:p>0.357564</text:p>
          </table:table-cell>
          <table:table-cell office:value-type="float" office:value="0.021557" calcext:value-type="float">
            <text:p>0.0215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5864" calcext:value-type="float">
            <text:p>0.415864</text:p>
          </table:table-cell>
          <table:table-cell office:value-type="float" office:value="0.39518" calcext:value-type="float">
            <text:p>0.39518</text:p>
          </table:table-cell>
          <table:table-cell office:value-type="float" office:value="0.020684" calcext:value-type="float">
            <text:p>0.02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22" calcext:value-type="float">
            <text:p>0.368522</text:p>
          </table:table-cell>
          <table:table-cell office:value-type="float" office:value="0.347745" calcext:value-type="float">
            <text:p>0.347745</text:p>
          </table:table-cell>
          <table:table-cell office:value-type="float" office:value="0.020777" calcext:value-type="float">
            <text:p>0.020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304" calcext:value-type="float">
            <text:p>0.368304</text:p>
          </table:table-cell>
          <table:table-cell office:value-type="float" office:value="0.347676" calcext:value-type="float">
            <text:p>0.347676</text:p>
          </table:table-cell>
          <table:table-cell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86" calcext:value-type="float">
            <text:p>0.367386</text:p>
          </table:table-cell>
          <table:table-cell office:value-type="float" office:value="0.346642" calcext:value-type="float">
            <text:p>0.346642</text:p>
          </table:table-cell>
          <table:table-cell office:value-type="float" office:value="0.020744" calcext:value-type="float">
            <text:p>0.020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05" calcext:value-type="float">
            <text:p>0.367805</text:p>
          </table:table-cell>
          <table:table-cell office:value-type="float" office:value="0.347064" calcext:value-type="float">
            <text:p>0.347064</text:p>
          </table:table-cell>
          <table:table-cell office:value-type="float" office:value="0.020741" calcext:value-type="float">
            <text:p>0.020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7" calcext:value-type="float">
            <text:p>0.36697</text:p>
          </table:table-cell>
          <table:table-cell office:value-type="float" office:value="0.346291" calcext:value-type="float">
            <text:p>0.346291</text:p>
          </table:table-cell>
          <table:table-cell office:value-type="float" office:value="0.020679" calcext:value-type="float">
            <text:p>0.020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317" calcext:value-type="float">
            <text:p>0.368317</text:p>
          </table:table-cell>
          <table:table-cell office:value-type="float" office:value="0.347404" calcext:value-type="float">
            <text:p>0.347404</text:p>
          </table:table-cell>
          <table:table-cell office:value-type="float" office:value="0.020913" calcext:value-type="float">
            <text:p>0.020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18" calcext:value-type="float">
            <text:p>0.366918</text:p>
          </table:table-cell>
          <table:table-cell office:value-type="float" office:value="0.346235" calcext:value-type="float">
            <text:p>0.346235</text:p>
          </table:table-cell>
          <table:table-cell office:value-type="float" office:value="0.020683" calcext:value-type="float">
            <text:p>0.0206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79" calcext:value-type="float">
            <text:p>0.367679</text:p>
          </table:table-cell>
          <table:table-cell office:value-type="float" office:value="0.347007" calcext:value-type="float">
            <text:p>0.347007</text:p>
          </table:table-cell>
          <table:table-cell office:value-type="float" office:value="0.020672" calcext:value-type="float">
            <text:p>0.020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29" calcext:value-type="float">
            <text:p>0.367529</text:p>
          </table:table-cell>
          <table:table-cell office:value-type="float" office:value="0.346896" calcext:value-type="float">
            <text:p>0.346896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149" calcext:value-type="float">
            <text:p>0.368149</text:p>
          </table:table-cell>
          <table:table-cell office:value-type="float" office:value="0.347473" calcext:value-type="float">
            <text:p>0.347473</text:p>
          </table:table-cell>
          <table:table-cell office:value-type="float" office:value="0.020676" calcext:value-type="float">
            <text:p>0.0206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73" calcext:value-type="float">
            <text:p>0.367673</text:p>
          </table:table-cell>
          <table:table-cell office:value-type="float" office:value="0.346843" calcext:value-type="float">
            <text:p>0.346843</text:p>
          </table:table-cell>
          <table:table-cell office:value-type="float" office:value="0.02083" calcext:value-type="float">
            <text:p>0.020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347017" calcext:value-type="float">
            <text:p>0.347017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76" calcext:value-type="float">
            <text:p>0.367576</text:p>
          </table:table-cell>
          <table:table-cell office:value-type="float" office:value="0.346829" calcext:value-type="float">
            <text:p>0.346829</text:p>
          </table:table-cell>
          <table:table-cell office:value-type="float" office:value="0.020747" calcext:value-type="float">
            <text:p>0.0207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92" calcext:value-type="float">
            <text:p>0.367292</text:p>
          </table:table-cell>
          <table:table-cell office:value-type="float" office:value="0.346599" calcext:value-type="float">
            <text:p>0.346599</text:p>
          </table:table-cell>
          <table:table-cell office:value-type="float" office:value="0.020693" calcext:value-type="float">
            <text:p>0.020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4206" calcext:value-type="float">
            <text:p>0.394206</text:p>
          </table:table-cell>
          <table:table-cell office:value-type="float" office:value="0.373438" calcext:value-type="float">
            <text:p>0.373438</text:p>
          </table:table-cell>
          <table:table-cell office:value-type="float" office:value="0.020768" calcext:value-type="float">
            <text:p>0.020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506" calcext:value-type="float">
            <text:p>0.375506</text:p>
          </table:table-cell>
          <table:table-cell office:value-type="float" office:value="0.354467" calcext:value-type="float">
            <text:p>0.354467</text:p>
          </table:table-cell>
          <table:table-cell office:value-type="float" office:value="0.021039" calcext:value-type="float">
            <text:p>0.021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323" calcext:value-type="float">
            <text:p>0.375323</text:p>
          </table:table-cell>
          <table:table-cell office:value-type="float" office:value="0.354582" calcext:value-type="float">
            <text:p>0.354582</text:p>
          </table:table-cell>
          <table:table-cell office:value-type="float" office:value="0.020741" calcext:value-type="float">
            <text:p>0.020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412" calcext:value-type="float">
            <text:p>0.374412</text:p>
          </table:table-cell>
          <table:table-cell office:value-type="float" office:value="0.353568" calcext:value-type="float">
            <text:p>0.353568</text:p>
          </table:table-cell>
          <table:table-cell office:value-type="float" office:value="0.020844" calcext:value-type="float">
            <text:p>0.02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126" calcext:value-type="float">
            <text:p>0.374126</text:p>
          </table:table-cell>
          <table:table-cell office:value-type="float" office:value="0.353482" calcext:value-type="float">
            <text:p>0.353482</text:p>
          </table:table-cell>
          <table:table-cell office:value-type="float" office:value="0.020644" calcext:value-type="float">
            <text:p>0.020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2449" calcext:value-type="float">
            <text:p>0.382449</text:p>
          </table:table-cell>
          <table:table-cell office:value-type="float" office:value="0.361843" calcext:value-type="float">
            <text:p>0.361843</text:p>
          </table:table-cell>
          <table:table-cell office:value-type="float" office:value="0.020606" calcext:value-type="float">
            <text:p>0.020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446" calcext:value-type="float">
            <text:p>0.374446</text:p>
          </table:table-cell>
          <table:table-cell office:value-type="float" office:value="0.353384" calcext:value-type="float">
            <text:p>0.353384</text:p>
          </table:table-cell>
          <table:table-cell office:value-type="float" office:value="0.021062" calcext:value-type="float">
            <text:p>0.0210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89" calcext:value-type="float">
            <text:p>0.367389</text:p>
          </table:table-cell>
          <table:table-cell office:value-type="float" office:value="0.346722" calcext:value-type="float">
            <text:p>0.346722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27" calcext:value-type="float">
            <text:p>0.36927</text:p>
          </table:table-cell>
          <table:table-cell office:value-type="float" office:value="0.347829" calcext:value-type="float">
            <text:p>0.347829</text:p>
          </table:table-cell>
          <table:table-cell office:value-type="float" office:value="0.021441" calcext:value-type="float">
            <text:p>0.021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26" calcext:value-type="float">
            <text:p>0.36926</text:p>
          </table:table-cell>
          <table:table-cell office:value-type="float" office:value="0.347992" calcext:value-type="float">
            <text:p>0.347992</text:p>
          </table:table-cell>
          <table:table-cell office:value-type="float" office:value="0.021267" calcext:value-type="float">
            <text:p>0.021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4" calcext:value-type="float">
            <text:p>0.36764</text:p>
          </table:table-cell>
          <table:table-cell office:value-type="float" office:value="0.346853" calcext:value-type="float">
            <text:p>0.346853</text:p>
          </table:table-cell>
          <table:table-cell office:value-type="float" office:value="0.020787" calcext:value-type="float">
            <text:p>0.0207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269" calcext:value-type="float">
            <text:p>0.366269</text:p>
          </table:table-cell>
          <table:table-cell office:value-type="float" office:value="0.345569" calcext:value-type="float">
            <text:p>0.345569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027" calcext:value-type="float">
            <text:p>0.367027</text:p>
          </table:table-cell>
          <table:table-cell office:value-type="float" office:value="0.346277" calcext:value-type="float">
            <text:p>0.346277</text:p>
          </table:table-cell>
          <table:table-cell office:value-type="float" office:value="0.02075" calcext:value-type="float">
            <text:p>0.02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562" calcext:value-type="float">
            <text:p>0.366562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0.02065" calcext:value-type="float">
            <text:p>0.02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5" calcext:value-type="float">
            <text:p>0.36725</text:p>
          </table:table-cell>
          <table:table-cell office:value-type="float" office:value="0.346522" calcext:value-type="float">
            <text:p>0.346522</text:p>
          </table:table-cell>
          <table:table-cell office:value-type="float" office:value="0.020728" calcext:value-type="float">
            <text:p>0.020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0.021004" calcext:value-type="float">
            <text:p>0.021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92" calcext:value-type="float">
            <text:p>0.367692</text:p>
          </table:table-cell>
          <table:table-cell office:value-type="float" office:value="0.347025" calcext:value-type="float">
            <text:p>0.347025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21" calcext:value-type="float">
            <text:p>0.367821</text:p>
          </table:table-cell>
          <table:table-cell office:value-type="float" office:value="0.347198" calcext:value-type="float">
            <text:p>0.347198</text:p>
          </table:table-cell>
          <table:table-cell office:value-type="float" office:value="0.020623" calcext:value-type="float">
            <text:p>0.020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79" calcext:value-type="float">
            <text:p>0.368079</text:p>
          </table:table-cell>
          <table:table-cell office:value-type="float" office:value="0.347396" calcext:value-type="float">
            <text:p>0.347396</text:p>
          </table:table-cell>
          <table:table-cell office:value-type="float" office:value="0.020684" calcext:value-type="float">
            <text:p>0.02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445" calcext:value-type="float">
            <text:p>0.366445</text:p>
          </table:table-cell>
          <table:table-cell office:value-type="float" office:value="0.345658" calcext:value-type="float">
            <text:p>0.345658</text:p>
          </table:table-cell>
          <table:table-cell office:value-type="float" office:value="0.020787" calcext:value-type="float">
            <text:p>0.0207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7" calcext:value-type="float">
            <text:p>0.36757</text:p>
          </table:table-cell>
          <table:table-cell office:value-type="float" office:value="0.346518" calcext:value-type="float">
            <text:p>0.346518</text:p>
          </table:table-cell>
          <table:table-cell office:value-type="float" office:value="0.021052" calcext:value-type="float">
            <text:p>0.0210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86" calcext:value-type="float">
            <text:p>0.366986</text:p>
          </table:table-cell>
          <table:table-cell office:value-type="float" office:value="0.346327" calcext:value-type="float">
            <text:p>0.346327</text:p>
          </table:table-cell>
          <table:table-cell office:value-type="float" office:value="0.020659" calcext:value-type="float">
            <text:p>0.020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47" calcext:value-type="float">
            <text:p>0.367247</text:p>
          </table:table-cell>
          <table:table-cell office:value-type="float" office:value="0.346425" calcext:value-type="float">
            <text:p>0.346425</text:p>
          </table:table-cell>
          <table:table-cell office:value-type="float" office:value="0.020822" calcext:value-type="float">
            <text:p>0.0208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39" calcext:value-type="float">
            <text:p>0.367239</text:p>
          </table:table-cell>
          <table:table-cell office:value-type="float" office:value="0.346508" calcext:value-type="float">
            <text:p>0.346508</text:p>
          </table:table-cell>
          <table:table-cell office:value-type="float" office:value="0.020731" calcext:value-type="float">
            <text:p>0.0207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251" calcext:value-type="float">
            <text:p>0.368251</text:p>
          </table:table-cell>
          <table:table-cell office:value-type="float" office:value="0.347506" calcext:value-type="float">
            <text:p>0.347506</text:p>
          </table:table-cell>
          <table:table-cell office:value-type="float" office:value="0.020746" calcext:value-type="float">
            <text:p>0.020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057" calcext:value-type="float">
            <text:p>0.367057</text:p>
          </table:table-cell>
          <table:table-cell office:value-type="float" office:value="0.346021" calcext:value-type="float">
            <text:p>0.346021</text:p>
          </table:table-cell>
          <table:table-cell office:value-type="float" office:value="0.021036" calcext:value-type="float">
            <text:p>0.021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69" calcext:value-type="float">
            <text:p>0.368069</text:p>
          </table:table-cell>
          <table:table-cell office:value-type="float" office:value="0.347364" calcext:value-type="float">
            <text:p>0.347364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172" calcext:value-type="float">
            <text:p>0.367172</text:p>
          </table:table-cell>
          <table:table-cell office:value-type="float" office:value="0.346505" calcext:value-type="float">
            <text:p>0.346505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194" calcext:value-type="float">
            <text:p>0.367194</text:p>
          </table:table-cell>
          <table:table-cell office:value-type="float" office:value="0.346529" calcext:value-type="float">
            <text:p>0.346529</text:p>
          </table:table-cell>
          <table:table-cell office:value-type="float" office:value="0.020664" calcext:value-type="float">
            <text:p>0.020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33" calcext:value-type="float">
            <text:p>0.367633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.020658" calcext:value-type="float">
            <text:p>0.020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88" calcext:value-type="float">
            <text:p>0.367588</text:p>
          </table:table-cell>
          <table:table-cell office:value-type="float" office:value="0.346955" calcext:value-type="float">
            <text:p>0.346955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974" calcext:value-type="float">
            <text:p>0.367974</text:p>
          </table:table-cell>
          <table:table-cell office:value-type="float" office:value="0.347366" calcext:value-type="float">
            <text:p>0.347366</text:p>
          </table:table-cell>
          <table:table-cell office:value-type="float" office:value="0.020608" calcext:value-type="float">
            <text:p>0.02060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matrix-columns-spanned="1" table:number-matrix-rows-spanned="27" table:formula="of:=FREQUENCY([.B1:.B100];[.B105:.B13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7:36:58.036176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3:19:48.245456931</meta:creation-date>
    <dc:title>SveinGunnar</dc:title>
    <meta:editing-duration>PT25M52S</meta:editing-duration>
    <meta:editing-cycles>6</meta:editing-cycles>
    <meta:generator>LibreOffice/6.3.5.2$Linux_X86_64 LibreOffice_project/30$Build-2</meta:generator>
    <dc:date>2020-04-24T07:42:51.900957631</dc:date>
    <meta:document-statistic meta:table-count="3" meta:cell-count="2591" meta:object-count="3"/>
    <meta:template xlink:type="simple" xlink:actuate="onRequest" xlink:title="SveinGunnar" xlink:href="../../../../../Templates/SveinGunnar.ots" meta:date="2020-03-19T13:19:47.81197869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rawdata_14-2'.D106:'rawdata_14-2'.E131" chart:data-source-has-labels="column" svg:x="0.32cm" svg:y="0.18cm" svg:width="13.097cm" svg:height="8.64cm">
          <chartooo:coordinate-region svg:x="0.941cm" svg:y="0.332cm" svg:width="12.476cm" svg:height="7.443cm"/>
          <chart:axis chart:dimension="x" chart:name="primary-x" chart:style-name="ch4" chartooo:axis-type="auto">
            <chartooo:date-scale/>
            <chart:categories table:cell-range-address="'rawdata_14-2'.D106:'rawdata_14-2'.D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data_14-2'.E106:'rawdata_14-2'.E13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rawdata_14-2'.D106:'rawdata_14-2'.D131</svg:desc>
                </draw:g>
              </table:table-cell>
              <table:table-cell office:value-type="float" office:value="0">
                <text:p>0</text:p>
                <draw:g>
                  <svg:desc>'rawdata_14-2'.E106:'rawdata_14-2'.E131</svg:desc>
                </draw:g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DRAM_only.B105:DRAM_only.C130" chart:data-source-has-labels="column" svg:x="0.32cm" svg:y="0.18cm" svg:width="13.097cm" svg:height="8.64cm">
          <chartooo:coordinate-region svg:x="0.941cm" svg:y="0.332cm" svg:width="12.476cm" svg:height="7.443cm"/>
          <chart:axis chart:dimension="x" chart:name="primary-x" chart:style-name="ch4" chartooo:axis-type="auto">
            <chartooo:date-scale/>
            <chart:categories table:cell-range-address="DRAM_only.B105:DRAM_only.B1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RAM_only.C105:DRAM_only.C130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DRAM_only.B105:DRAM_only.B130</svg:desc>
                </draw:g>
              </table:table-cell>
              <table:table-cell office:value-type="float" office:value="0">
                <text:p>0</text:p>
                <draw:g>
                  <svg:desc>DRAM_only.C105:DRAM_only.C130</svg:desc>
                </draw:g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rawdata_14-2_chunksize1000'.D106:'rawdata_14-2_chunksize1000'.E131" chart:data-source-has-labels="column" svg:x="0.32cm" svg:y="0.18cm" svg:width="13.097cm" svg:height="8.64cm">
          <chartooo:coordinate-region svg:x="0.941cm" svg:y="0.332cm" svg:width="12.476cm" svg:height="7.443cm"/>
          <chart:axis chart:dimension="x" chart:name="primary-x" chart:style-name="ch4" chartooo:axis-type="auto">
            <chartooo:date-scale/>
            <chart:categories table:cell-range-address="'rawdata_14-2_chunksize1000'.D106:'rawdata_14-2_chunksize1000'.D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data_14-2_chunksize1000'.E106:'rawdata_14-2_chunksize1000'.E13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rawdata_14-2_chunksize1000'.D106:'rawdata_14-2_chunksize1000'.D131</svg:desc>
                </draw:g>
              </table:table-cell>
              <table:table-cell office:value-type="float" office:value="0">
                <text:p>0</text:p>
                <draw:g>
                  <svg:desc>'rawdata_14-2_chunksize1000'.E106:'rawdata_14-2_chunksize1000'.E131</svg:desc>
                </draw:g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